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4.247cm"/>
    </style:style>
    <style:style style:name="co6" style:family="table-column">
      <style:table-column-properties fo:break-before="auto" style:column-width="1.806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7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3cm" svg:height="8.999cm" svg:x="17.669cm" svg:y="13.289cm">
            <draw:object draw:notify-on-update-of-ranges="Sheet1.B27:Sheet1.B27 Sheet1.B28:Sheet1.B128 Sheet1.C27:Sheet1.C27 Sheet1.C28:Sheet1.C128 Sheet1.D27:Sheet1.D27 Sheet1.D28:Sheet1.D128 Sheet1.E27:Sheet1.E27 Sheet1.E28:Sheet1.E1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4.091cm" svg:y="59.172cm">
            <draw:object draw:notify-on-update-of-ranges="Sheet1.B131:Sheet1.B131 Sheet1.B132:Sheet1.B381 Sheet1.C131:Sheet1.C131 Sheet1.C132:Sheet1.C3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Default"/>
        <table:table-column table:style-name="co7" table:default-cell-style-name="ce6"/>
        <table:table-column table:style-name="co8" table:number-columns-repeated="3" table:default-cell-style-name="Default"/>
        <table:table-row table:style-name="ro1">
          <table:table-cell table:number-columns-repeated="3"/>
          <table:table-cell table:style-name="ce3" office:value-type="string" calcext:value-type="string">
            <text:p>19 + 8(n-4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 ^ 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mpo de 1 (ms)</text:p>
          </table:table-cell>
          <table:table-cell office:value-type="string" calcext:value-type="string">
            <text:p>tempo total (ms)</text:p>
          </table:table-cell>
          <table:table-cell office:value-type="string" calcext:value-type="string">
            <text:p>tempo humano (min)</text:p>
          </table:table-cell>
          <table:table-cell office:value-type="string" calcext:value-type="string">
            <text:p>(seg)</text:p>
          </table:table-cell>
          <table:table-cell office:value-type="string" calcext:value-type="string">
            <text:p>(real, min)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table:formula="of:=[.C3]*(19+8*([.B3]-4))" office:value-type="float" office:value="-0.35" calcext:value-type="float">
            <text:p>-0,350</text:p>
          </table:table-cell>
          <table:table-cell table:formula="of:=([.D3]/1000)/60" office:value-type="float" office:value="-0.00000583333333333333" calcext:value-type="float">
            <text:p>0,00</text:p>
          </table:table-cell>
          <table:table-cell table:formula="of:=[.E3]*60" office:value-type="float" office:value="-0.00035" calcext:value-type="float">
            <text:p>-0,000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,07</text:p>
          </table:table-cell>
          <table:table-cell table:formula="of:=[.C4]*(19+8*([.B4]-4))" office:value-type="float" office:value="0.21" calcext:value-type="float">
            <text:p>0,210</text:p>
          </table:table-cell>
          <table:table-cell table:formula="of:=([.D4]/1000)/60" office:value-type="float" office:value="0.0000035" calcext:value-type="float">
            <text:p>0,00</text:p>
          </table:table-cell>
          <table:table-cell table:formula="of:=[.E4]*60" office:value-type="float" office:value="0.00021" calcext:value-type="float">
            <text:p>0,000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,07</text:p>
          </table:table-cell>
          <table:table-cell table:formula="of:=[.C5]*(19+8*([.B5]-4))" office:value-type="float" office:value="0.77" calcext:value-type="float">
            <text:p>0,770</text:p>
          </table:table-cell>
          <table:table-cell table:formula="of:=([.D5]/1000)/60" office:value-type="float" office:value="0.0000128333333333333" calcext:value-type="float">
            <text:p>0,00</text:p>
          </table:table-cell>
          <table:table-cell table:formula="of:=[.E5]*60" office:value-type="float" office:value="0.00077" calcext:value-type="float">
            <text:p>0,0007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,07</text:p>
          </table:table-cell>
          <table:table-cell table:formula="of:=[.C6]*(19+8*([.B6]-4))" office:value-type="float" office:value="1.33" calcext:value-type="float">
            <text:p>1,330</text:p>
          </table:table-cell>
          <table:table-cell table:formula="of:=([.D6]/1000)/60" office:value-type="float" office:value="0.0000221666666666667" calcext:value-type="float">
            <text:p>0,00</text:p>
          </table:table-cell>
          <table:table-cell table:formula="of:=[.E6]*60" office:value-type="float" office:value="0.00133" calcext:value-type="float">
            <text:p>0,001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07" calcext:value-type="float">
            <text:p>0,07</text:p>
          </table:table-cell>
          <table:table-cell table:formula="of:=[.C7]*(19+8*([.B7]-4))" office:value-type="float" office:value="1.89" calcext:value-type="float">
            <text:p>1,890</text:p>
          </table:table-cell>
          <table:table-cell table:formula="of:=([.D7]/1000)/60" office:value-type="float" office:value="0.0000315" calcext:value-type="float">
            <text:p>0,00</text:p>
          </table:table-cell>
          <table:table-cell table:formula="of:=[.E7]*60" office:value-type="float" office:value="0.00189" calcext:value-type="float">
            <text:p>0,00189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07" calcext:value-type="float">
            <text:p>0,07</text:p>
          </table:table-cell>
          <table:table-cell table:formula="of:=[.C8]*(19+8*([.B8]-4))" office:value-type="float" office:value="2.45" calcext:value-type="float">
            <text:p>2,450</text:p>
          </table:table-cell>
          <table:table-cell table:formula="of:=([.D8]/1000)/60" office:value-type="float" office:value="0.0000408333333333333" calcext:value-type="float">
            <text:p>0,00</text:p>
          </table:table-cell>
          <table:table-cell table:formula="of:=[.E8]*60" office:value-type="float" office:value="0.00245" calcext:value-type="float">
            <text:p>0,002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.07" calcext:value-type="float">
            <text:p>0,07</text:p>
          </table:table-cell>
          <table:table-cell table:formula="of:=[.C9]*(19+8*([.B9]-4))" office:value-type="float" office:value="3.01" calcext:value-type="float">
            <text:p>3,010</text:p>
          </table:table-cell>
          <table:table-cell table:formula="of:=([.D9]/1000)/60" office:value-type="float" office:value="0.0000501666666666667" calcext:value-type="float">
            <text:p>0,00</text:p>
          </table:table-cell>
          <table:table-cell table:formula="of:=[.E9]*60" office:value-type="float" office:value="0.00301" calcext:value-type="float">
            <text:p>0,003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,07</text:p>
          </table:table-cell>
          <table:table-cell table:formula="of:=[.C10]*(19+8*([.B10]-4))" office:value-type="float" office:value="3.57" calcext:value-type="float">
            <text:p>3,570</text:p>
          </table:table-cell>
          <table:table-cell table:formula="of:=([.D10]/1000)/60" office:value-type="float" office:value="0.0000595" calcext:value-type="float">
            <text:p>0,00</text:p>
          </table:table-cell>
          <table:table-cell table:formula="of:=[.E10]*60" office:value-type="float" office:value="0.00357" calcext:value-type="float">
            <text:p>0,003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.07" calcext:value-type="float">
            <text:p>0,07</text:p>
          </table:table-cell>
          <table:table-cell table:formula="of:=[.C11]*(19+8*([.B11]-4))" office:value-type="float" office:value="4.13" calcext:value-type="float">
            <text:p>4,130</text:p>
          </table:table-cell>
          <table:table-cell table:formula="of:=([.D11]/1000)/60" office:value-type="float" office:value="0.0000688333333333333" calcext:value-type="float">
            <text:p>0,00</text:p>
          </table:table-cell>
          <table:table-cell table:formula="of:=[.E11]*60" office:value-type="float" office:value="0.00413" calcext:value-type="float">
            <text:p>0,0041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07" calcext:value-type="float">
            <text:p>0,07</text:p>
          </table:table-cell>
          <table:table-cell table:formula="of:=[.C12]*(19+8*([.B12]-4))" office:value-type="float" office:value="4.69" calcext:value-type="float">
            <text:p>4,690</text:p>
          </table:table-cell>
          <table:table-cell table:formula="of:=([.D12]/1000)/60" office:value-type="float" office:value="0.0000781666666666667" calcext:value-type="float">
            <text:p>0,00</text:p>
          </table:table-cell>
          <table:table-cell table:formula="of:=[.E12]*60" office:value-type="float" office:value="0.00469" calcext:value-type="float">
            <text:p>0,00469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3^3" office:value-type="float" office:value="27" calcext:value-type="float">
            <text:p>27</text:p>
          </table:table-cell>
          <table:table-cell office:value-type="float" office:value="0.07" calcext:value-type="float">
            <text:p>0,07</text:p>
          </table:table-cell>
          <table:table-cell table:formula="of:=[.C13]*(19+8*([.B13]-4))" office:value-type="float" office:value="14.21" calcext:value-type="float">
            <text:p>14,210</text:p>
          </table:table-cell>
          <table:table-cell table:formula="of:=([.D13]/1000)/60" office:value-type="float" office:value="0.000236833333333333" calcext:value-type="float">
            <text:p>0,00</text:p>
          </table:table-cell>
          <table:table-cell table:formula="of:=[.E13]*60" office:value-type="float" office:value="0.01421" calcext:value-type="float">
            <text:p>0,01421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3^5" office:value-type="float" office:value="243" calcext:value-type="float">
            <text:p>243</text:p>
          </table:table-cell>
          <table:table-cell office:value-type="float" office:value="0.07" calcext:value-type="float">
            <text:p>0,07</text:p>
          </table:table-cell>
          <table:table-cell table:formula="of:=[.C14]*(19+8*([.B14]-4))" office:value-type="float" office:value="135.17" calcext:value-type="float">
            <text:p>135,170</text:p>
          </table:table-cell>
          <table:table-cell table:formula="of:=([.D14]/1000)/60" office:value-type="float" office:value="0.00225283333333333" calcext:value-type="float">
            <text:p>0,00</text:p>
          </table:table-cell>
          <table:table-cell table:formula="of:=[.E14]*60" office:value-type="float" office:value="0.13517" calcext:value-type="float">
            <text:p>0,13517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3^7" office:value-type="float" office:value="2187" calcext:value-type="float">
            <text:p>2187</text:p>
          </table:table-cell>
          <table:table-cell office:value-type="float" office:value="0.07" calcext:value-type="float">
            <text:p>0,07</text:p>
          </table:table-cell>
          <table:table-cell table:formula="of:=[.C15]*(19+8*([.B15]-4))" office:value-type="float" office:value="1223.81" calcext:value-type="float">
            <text:p>1223,810</text:p>
          </table:table-cell>
          <table:table-cell table:formula="of:=([.D15]/1000)/60" office:value-type="float" office:value="0.0203968333333333" calcext:value-type="float">
            <text:p>0,02</text:p>
          </table:table-cell>
          <table:table-cell table:formula="of:=[.E15]*60" office:value-type="float" office:value="1.22381" calcext:value-type="float">
            <text:p>1,22381</text:p>
          </table:table-cell>
          <table:table-cell office:value-type="float" office:value="0.02" calcext:value-type="float">
            <text:p>0,02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3^10" office:value-type="float" office:value="59049" calcext:value-type="float">
            <text:p>59049</text:p>
          </table:table-cell>
          <table:table-cell office:value-type="float" office:value="0.07" calcext:value-type="float">
            <text:p>0,07</text:p>
          </table:table-cell>
          <table:table-cell table:formula="of:=[.C16]*(19+8*([.B16]-4))" office:value-type="float" office:value="33066.53" calcext:value-type="float">
            <text:p>33066,530</text:p>
          </table:table-cell>
          <table:table-cell table:formula="of:=([.D16]/1000)/60" office:value-type="float" office:value="0.551108833333333" calcext:value-type="float">
            <text:p>0,55</text:p>
          </table:table-cell>
          <table:table-cell table:formula="of:=[.E16]*60" office:value-type="float" office:value="33.06653" calcext:value-type="float">
            <text:p>33,0665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x vez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^11" office:value-type="float" office:value="177147" calcext:value-type="float">
            <text:p>177147</text:p>
          </table:table-cell>
          <table:table-cell office:value-type="float" office:value="0.07" calcext:value-type="float">
            <text:p>0,07</text:p>
          </table:table-cell>
          <table:table-cell table:formula="of:=[.C17]*(19+8*([.B17]-4))" office:value-type="float" office:value="99201.41" calcext:value-type="float">
            <text:p>99201,410</text:p>
          </table:table-cell>
          <table:table-cell table:formula="of:=([.D17]/1000)/60" office:value-type="float" office:value="1.65335683333333" calcext:value-type="float">
            <text:p>1,65</text:p>
          </table:table-cell>
          <table:table-cell table:formula="of:=[.E17]*60" office:value-type="float" office:value="99.20141" calcext:value-type="float">
            <text:p>99,20141</text:p>
          </table:table-cell>
          <table:table-cell office:value-type="float" office:value="1.5" calcext:value-type="float">
            <text:p>1,5</text:p>
          </table:table-cell>
          <table:table-cell table:formula="of:=15/60" office:value-type="float" office:value="0.25" calcext:value-type="float">
            <text:p>0,25</text:p>
          </table:table-cell>
          <table:table-cell office:value-type="string" calcext:value-type="string">
            <text:p>15 seg</text:p>
          </table:table-cell>
          <table:table-cell table:formula="of:=[.E17]/[.H17]" office:value-type="float" office:value="6.61342733333333" calcext:value-type="float">
            <text:p>6,613427333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^12" office:value-type="float" office:value="531441" calcext:value-type="float">
            <text:p>531441</text:p>
          </table:table-cell>
          <table:table-cell office:value-type="float" office:value="0.07" calcext:value-type="float">
            <text:p>0,07</text:p>
          </table:table-cell>
          <table:table-cell table:formula="of:=[.C18]*(19+8*([.B18]-4))" office:value-type="float" office:value="297606.05" calcext:value-type="float">
            <text:p>297606,050</text:p>
          </table:table-cell>
          <table:table-cell table:formula="of:=([.D18]/1000)/60" office:value-type="float" office:value="4.96010083333333" calcext:value-type="float">
            <text:p>4,96</text:p>
          </table:table-cell>
          <table:table-cell table:formula="of:=[.E18]*60" office:value-type="float" office:value="297.60605" calcext:value-type="float">
            <text:p>297,60605</text:p>
          </table:table-cell>
          <table:table-cell office:value-type="float" office:value="4.5" calcext:value-type="float">
            <text:p>4,5</text:p>
          </table:table-cell>
          <table:table-cell table:style-name="ce7" table:formula="of:=40/60" office:value-type="float" office:value="0.666666666666667" calcext:value-type="float">
            <text:p>0,67</text:p>
          </table:table-cell>
          <table:table-cell office:value-type="string" calcext:value-type="string">
            <text:p>40 seg</text:p>
          </table:table-cell>
          <table:table-cell table:formula="of:=[.E18]/[.H18]" office:value-type="float" office:value="7.44015125" calcext:value-type="float">
            <text:p>7,4401512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^15" office:value-type="float" office:value="14348907" calcext:value-type="float">
            <text:p>14348907</text:p>
          </table:table-cell>
          <table:table-cell office:value-type="float" office:value="0.07" calcext:value-type="float">
            <text:p>0,07</text:p>
          </table:table-cell>
          <table:table-cell table:formula="of:=[.C19]*(19+8*([.B19]-4))" office:value-type="float" office:value="8035387.01" calcext:value-type="float">
            <text:p>8035387,010</text:p>
          </table:table-cell>
          <table:table-cell table:formula="of:=([.D19]/1000)/60" office:value-type="float" office:value="133.923116833333" calcext:value-type="float">
            <text:p>133,92</text:p>
          </table:table-cell>
          <table:table-cell table:formula="of:=[.E19]*60" office:value-type="float" office:value="8035.38701" calcext:value-type="float">
            <text:p>8035,387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oras</text:p>
          </table:table-cell>
          <table:table-cell office:value-type="string" calcext:value-type="string">
            <text:p>dia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3^20" office:value-type="float" office:value="3486784401" calcext:value-type="float">
            <text:p>3486784401</text:p>
          </table:table-cell>
          <table:table-cell office:value-type="float" office:value="0.07" calcext:value-type="float">
            <text:p>0,07</text:p>
          </table:table-cell>
          <table:table-cell table:formula="of:=[.C20]*(19+8*([.B20]-4))" office:value-type="float" office:value="1952599263.65" calcext:value-type="float">
            <text:p>1952599263,650</text:p>
          </table:table-cell>
          <table:table-cell table:formula="of:=([.D20]/1000)/60" office:value-type="float" office:value="32543.3210608333" calcext:value-type="float">
            <text:p>32543,32</text:p>
          </table:table-cell>
          <table:table-cell table:formula="of:=[.E20]*60" office:value-type="float" office:value="1952599.26365" calcext:value-type="float">
            <text:p>1952599,26365</text:p>
          </table:table-cell>
          <table:table-cell/>
          <table:table-cell table:formula="of:=[.E20]/60" office:value-type="float" office:value="542.388684347222" calcext:value-type="float">
            <text:p>542,3886843472</text:p>
          </table:table-cell>
          <table:table-cell table:formula="of:=[.H20]/24" office:value-type="float" office:value="22.5995285144676" calcext:value-type="float">
            <text:p>22,5995285145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^[.A21]" office:value-type="float" office:value="387420489" calcext:value-type="float">
            <text:p>387420489</text:p>
          </table:table-cell>
          <table:table-cell office:value-type="float" office:value="0.07" calcext:value-type="float">
            <text:p>0,07</text:p>
          </table:table-cell>
          <table:table-cell table:formula="of:=[.C21]*(19+8*([.B21]-4))" office:value-type="float" office:value="216955472.93" calcext:value-type="float">
            <text:p>216955472,930</text:p>
          </table:table-cell>
          <table:table-cell table:formula="of:=([.D21]/1000)/60" office:value-type="float" office:value="3615.92454883333" calcext:value-type="float">
            <text:p>3615,92</text:p>
          </table:table-cell>
          <table:table-cell table:formula="of:=[.E21]*60" office:value-type="float" office:value="216955.47293" calcext:value-type="float">
            <text:p>216955,47293</text:p>
          </table:table-cell>
          <table:table-cell/>
          <table:table-cell table:formula="of:=[.E21]/60" office:value-type="float" office:value="60.2654091472222" calcext:value-type="float">
            <text:p>60,2654091472</text:p>
          </table:table-cell>
          <table:table-cell table:formula="of:=[.H21]/24" office:value-type="float" office:value="2.51105871446759" calcext:value-type="float">
            <text:p>2,5110587145</text:p>
          </table:table-cell>
          <table:table-cell/>
        </table:table-row>
        <table:table-row table:style-name="ro2" table:number-rows-repeated="5">
          <table:table-cell table:number-columns-repeated="10"/>
        </table:table-row>
        <table:table-row table:style-name="ro2">
          <table:table-cell/>
          <table:table-cell table:style-name="ce1"/>
          <table:table-cell office:value-type="string" calcext:value-type="string">
            <text:p>Força Bruta</text:p>
          </table:table-cell>
          <table:table-cell office:value-type="string" calcext:value-type="string">
            <text:p>Guloso</text:p>
          </table:table-cell>
          <table:table-cell office:value-type="string" calcext:value-type="string">
            <text:p>DP</text:p>
          </table:table-cell>
          <table:table-cell table:number-columns-repeated="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5" calcext:value-type="float">
            <text:p>0,035</text:p>
          </table:table-cell>
          <table:table-cell office:value-type="float" office:value="0.016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,01</text:p>
          </table:table-cell>
          <table:table-cell office:value-type="float" office:value="0.021" calcext:value-type="float">
            <text:p>0,021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0.007" calcext:value-type="float">
            <text:p>0,01</text:p>
          </table:table-cell>
          <table:table-cell office:value-type="float" office:value="0.021" calcext:value-type="float">
            <text:p>0,021</text:p>
          </table:table-cell>
          <table:table-cell office:value-type="float" office:value="0.003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,01</text:p>
          </table:table-cell>
          <table:table-cell office:value-type="float" office:value="0.02" calcext:value-type="float">
            <text:p>0,020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0.008" calcext:value-type="float">
            <text:p>0,01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3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013" calcext:value-type="float">
            <text:p>0,01</text:p>
          </table:table-cell>
          <table:table-cell office:value-type="float" office:value="0.022" calcext:value-type="float">
            <text:p>0,022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0.012" calcext:value-type="float">
            <text:p>0,01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3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0.017" calcext:value-type="float">
            <text:p>0,02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0.025" calcext:value-type="float">
            <text:p>0,03</text:p>
          </table:table-cell>
          <table:table-cell office:value-type="float" office:value="0.023" calcext:value-type="float">
            <text:p>0,023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0.041" calcext:value-type="float">
            <text:p>0,04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075" calcext:value-type="float">
            <text:p>0,08</text:p>
          </table:table-cell>
          <table:table-cell office:value-type="float" office:value="0.024" calcext:value-type="float">
            <text:p>0,024</text:p>
          </table:table-cell>
          <table:table-cell office:value-type="float" office:value="0.005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0.141" calcext:value-type="float">
            <text:p>0,1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0.262" calcext:value-type="float">
            <text:p>0,2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0.517" calcext:value-type="float">
            <text:p>0,52</text:p>
          </table:table-cell>
          <table:table-cell office:value-type="float" office:value="0.026" calcext:value-type="float">
            <text:p>0,026</text:p>
          </table:table-cell>
          <table:table-cell office:value-type="float" office:value="0.004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.037" calcext:value-type="float">
            <text:p>1,04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5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.47" calcext:value-type="float">
            <text:p>2,47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6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5.624" calcext:value-type="float">
            <text:p>5,6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05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.513" calcext:value-type="float">
            <text:p>8,51</text:p>
          </table:table-cell>
          <table:table-cell office:value-type="float" office:value="0.028" calcext:value-type="float">
            <text:p>0,028</text:p>
          </table:table-cell>
          <table:table-cell office:value-type="float" office:value="0.005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.302" calcext:value-type="float">
            <text:p>16,30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5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32.596" calcext:value-type="float">
            <text:p>32,60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6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65.35" calcext:value-type="float">
            <text:p>65,35</text:p>
          </table:table-cell>
          <table:table-cell office:value-type="float" office:value="0.029" calcext:value-type="float">
            <text:p>0,029</text:p>
          </table:table-cell>
          <table:table-cell office:value-type="float" office:value="0.006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132.108" calcext:value-type="float">
            <text:p>132,11</text:p>
          </table:table-cell>
          <table:table-cell office:value-type="float" office:value="0.03" calcext:value-type="float">
            <text:p>0,030</text:p>
          </table:table-cell>
          <table:table-cell office:value-type="float" office:value="0.006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262.697" calcext:value-type="float">
            <text:p>262,70</text:p>
          </table:table-cell>
          <table:table-cell office:value-type="float" office:value="0.03" calcext:value-type="float">
            <text:p>0,030</text:p>
          </table:table-cell>
          <table:table-cell office:value-type="float" office:value="0.006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526.348" calcext:value-type="float">
            <text:p>526,35</text:p>
          </table:table-cell>
          <table:table-cell office:value-type="float" office:value="0.03" calcext:value-type="float">
            <text:p>0,030</text:p>
          </table:table-cell>
          <table:table-cell office:value-type="float" office:value="0.007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1047.199" calcext:value-type="float">
            <text:p>1047,20</text:p>
          </table:table-cell>
          <table:table-cell office:value-type="float" office:value="0.031" calcext:value-type="float">
            <text:p>0,031</text:p>
          </table:table-cell>
          <table:table-cell office:value-type="float" office:value="0.007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2083.198" calcext:value-type="float">
            <text:p>2083,20</text:p>
          </table:table-cell>
          <table:table-cell office:value-type="float" office:value="0.032" calcext:value-type="float">
            <text:p>0,032</text:p>
          </table:table-cell>
          <table:table-cell office:value-type="float" office:value="0.007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4158.129" calcext:value-type="float">
            <text:p>4158,1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07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8364.816" calcext:value-type="float">
            <text:p>8364,82</text:p>
          </table:table-cell>
          <table:table-cell office:value-type="float" office:value="0.033" calcext:value-type="float">
            <text:p>0,033</text:p>
          </table:table-cell>
          <table:table-cell office:value-type="float" office:value="0.006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6626.211" calcext:value-type="float">
            <text:p>16626,21</text:p>
          </table:table-cell>
          <table:table-cell office:value-type="float" office:value="0.033" calcext:value-type="float">
            <text:p>0,033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33229.93" calcext:value-type="float">
            <text:p>33229,93</text:p>
          </table:table-cell>
          <table:table-cell office:value-type="float" office:value="0.033" calcext:value-type="float">
            <text:p>0,033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66581.827" calcext:value-type="float">
            <text:p>66581,83</text:p>
          </table:table-cell>
          <table:table-cell office:value-type="float" office:value="0.034" calcext:value-type="float">
            <text:p>0,034</text:p>
          </table:table-cell>
          <table:table-cell office:value-type="float" office:value="0.007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35223.254" calcext:value-type="float">
            <text:p>135223,25</text:p>
          </table:table-cell>
          <table:table-cell office:value-type="float" office:value="0.035" calcext:value-type="float">
            <text:p>0,035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0.035" calcext:value-type="float">
            <text:p>0,035</text:p>
          </table:table-cell>
          <table:table-cell office:value-type="float" office:value="0.009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.036" calcext:value-type="float">
            <text:p>0,036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0.036" calcext:value-type="float">
            <text:p>0,036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0.037" calcext:value-type="float">
            <text:p>0,037</text:p>
          </table:table-cell>
          <table:table-cell office:value-type="float" office:value="0.009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0.037" calcext:value-type="float">
            <text:p>0,037</text:p>
          </table:table-cell>
          <table:table-cell office:value-type="float" office:value="0.009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.038" calcext:value-type="float">
            <text:p>0,038</text:p>
          </table:table-cell>
          <table:table-cell office:value-type="float" office:value="0.008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0.038" calcext:value-type="float">
            <text:p>0,038</text:p>
          </table:table-cell>
          <table:table-cell office:value-type="float" office:value="0.009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0.039" calcext:value-type="float">
            <text:p>0,039</text:p>
          </table:table-cell>
          <table:table-cell office:value-type="float" office:value="0.009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0.04" calcext:value-type="float">
            <text:p>0,040</text:p>
          </table:table-cell>
          <table:table-cell office:value-type="float" office:value="0.0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0.04" calcext:value-type="float">
            <text:p>0,040</text:p>
          </table:table-cell>
          <table:table-cell office:value-type="float" office:value="0.009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0.04" calcext:value-type="float">
            <text:p>0,040</text:p>
          </table:table-cell>
          <table:table-cell office:value-type="float" office:value="0.0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0.042" calcext:value-type="float">
            <text:p>0,042</text:p>
          </table:table-cell>
          <table:table-cell office:value-type="float" office:value="0.0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0.041" calcext:value-type="float">
            <text:p>0,041</text:p>
          </table:table-cell>
          <table:table-cell office:value-type="float" office:value="0.0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0.042" calcext:value-type="float">
            <text:p>0,042</text:p>
          </table:table-cell>
          <table:table-cell office:value-type="float" office:value="0.01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0.042" calcext:value-type="float">
            <text:p>0,042</text:p>
          </table:table-cell>
          <table:table-cell office:value-type="float" office:value="0.01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0.043" calcext:value-type="float">
            <text:p>0,043</text:p>
          </table:table-cell>
          <table:table-cell office:value-type="float" office:value="0.01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0.043" calcext:value-type="float">
            <text:p>0,043</text:p>
          </table:table-cell>
          <table:table-cell office:value-type="float" office:value="0.01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.044" calcext:value-type="float">
            <text:p>0,044</text:p>
          </table:table-cell>
          <table:table-cell office:value-type="float" office:value="0.012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0.044" calcext:value-type="float">
            <text:p>0,044</text:p>
          </table:table-cell>
          <table:table-cell office:value-type="float" office:value="0.012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.044" calcext:value-type="float">
            <text:p>0,044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0.045" calcext:value-type="float">
            <text:p>0,045</text:p>
          </table:table-cell>
          <table:table-cell office:value-type="float" office:value="0.012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0.046" calcext:value-type="float">
            <text:p>0,046</text:p>
          </table:table-cell>
          <table:table-cell office:value-type="float" office:value="0.01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.046" calcext:value-type="float">
            <text:p>0,046</text:p>
          </table:table-cell>
          <table:table-cell office:value-type="float" office:value="0.012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0.046" calcext:value-type="float">
            <text:p>0,046</text:p>
          </table:table-cell>
          <table:table-cell office:value-type="float" office:value="0.011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.046" calcext:value-type="float">
            <text:p>0,046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0.048" calcext:value-type="float">
            <text:p>0,048</text:p>
          </table:table-cell>
          <table:table-cell office:value-type="float" office:value="0.014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0.047" calcext:value-type="float">
            <text:p>0,047</text:p>
          </table:table-cell>
          <table:table-cell office:value-type="float" office:value="0.012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0.048" calcext:value-type="float">
            <text:p>0,048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0.049" calcext:value-type="float">
            <text:p>0,049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.049" calcext:value-type="float">
            <text:p>0,049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0.049" calcext:value-type="float">
            <text:p>0,049</text:p>
          </table:table-cell>
          <table:table-cell office:value-type="float" office:value="0.016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.049" calcext:value-type="float">
            <text:p>0,049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0.05" calcext:value-type="float">
            <text:p>0,050</text:p>
          </table:table-cell>
          <table:table-cell office:value-type="float" office:value="0.015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0.05" calcext:value-type="float">
            <text:p>0,050</text:p>
          </table:table-cell>
          <table:table-cell office:value-type="float" office:value="0.015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0.051" calcext:value-type="float">
            <text:p>0,051</text:p>
          </table:table-cell>
          <table:table-cell office:value-type="float" office:value="0.013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0.051" calcext:value-type="float">
            <text:p>0,051</text:p>
          </table:table-cell>
          <table:table-cell office:value-type="float" office:value="0.014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0.052" calcext:value-type="float">
            <text:p>0,052</text:p>
          </table:table-cell>
          <table:table-cell office:value-type="float" office:value="0.014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.052" calcext:value-type="float">
            <text:p>0,052</text:p>
          </table:table-cell>
          <table:table-cell office:value-type="float" office:value="0.016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.053" calcext:value-type="float">
            <text:p>0,053</text:p>
          </table:table-cell>
          <table:table-cell office:value-type="float" office:value="0.016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0.054" calcext:value-type="float">
            <text:p>0,054</text:p>
          </table:table-cell>
          <table:table-cell office:value-type="float" office:value="0.014" calcext:value-type="float">
            <text:p>0,01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0.054" calcext:value-type="float">
            <text:p>0,054</text:p>
          </table:table-cell>
          <table:table-cell office:value-type="float" office:value="0.015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0.054" calcext:value-type="float">
            <text:p>0,054</text:p>
          </table:table-cell>
          <table:table-cell office:value-type="float" office:value="0.015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0.055" calcext:value-type="float">
            <text:p>0,055</text:p>
          </table:table-cell>
          <table:table-cell office:value-type="float" office:value="0.017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0.056" calcext:value-type="float">
            <text:p>0,056</text:p>
          </table:table-cell>
          <table:table-cell office:value-type="float" office:value="0.016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.056" calcext:value-type="float">
            <text:p>0,056</text:p>
          </table:table-cell>
          <table:table-cell office:value-type="float" office:value="0.017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0.056" calcext:value-type="float">
            <text:p>0,056</text:p>
          </table:table-cell>
          <table:table-cell office:value-type="float" office:value="0.016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0.056" calcext:value-type="float">
            <text:p>0,056</text:p>
          </table:table-cell>
          <table:table-cell office:value-type="float" office:value="0.015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0.058" calcext:value-type="float">
            <text:p>0,058</text:p>
          </table:table-cell>
          <table:table-cell office:value-type="float" office:value="0.017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0.057" calcext:value-type="float">
            <text:p>0,057</text:p>
          </table:table-cell>
          <table:table-cell office:value-type="float" office:value="0.017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0.058" calcext:value-type="float">
            <text:p>0,058</text:p>
          </table:table-cell>
          <table:table-cell office:value-type="float" office:value="0.017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/>
          <table:table-cell office:value-type="float" office:value="0.058" calcext:value-type="float">
            <text:p>0,058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0.058" calcext:value-type="float">
            <text:p>0,058</text:p>
          </table:table-cell>
          <table:table-cell office:value-type="float" office:value="0.018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0.059" calcext:value-type="float">
            <text:p>0,059</text:p>
          </table:table-cell>
          <table:table-cell office:value-type="float" office:value="0.018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0.06" calcext:value-type="float">
            <text:p>0,060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.06" calcext:value-type="float">
            <text:p>0,060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0.061" calcext:value-type="float">
            <text:p>0,061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0.061" calcext:value-type="float">
            <text:p>0,061</text:p>
          </table:table-cell>
          <table:table-cell office:value-type="float" office:value="0.018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.061" calcext:value-type="float">
            <text:p>0,061</text:p>
          </table:table-cell>
          <table:table-cell office:value-type="float" office:value="0.02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0.062" calcext:value-type="float">
            <text:p>0,062</text:p>
          </table:table-cell>
          <table:table-cell office:value-type="float" office:value="0.018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0.062" calcext:value-type="float">
            <text:p>0,062</text:p>
          </table:table-cell>
          <table:table-cell office:value-type="float" office:value="0.02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0.063" calcext:value-type="float">
            <text:p>0,063</text:p>
          </table:table-cell>
          <table:table-cell office:value-type="float" office:value="0.021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0.064" calcext:value-type="float">
            <text:p>0,064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/>
          <table:table-cell office:value-type="float" office:value="0.064" calcext:value-type="float">
            <text:p>0,064</text:p>
          </table:table-cell>
          <table:table-cell office:value-type="float" office:value="0.021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0.065" calcext:value-type="float">
            <text:p>0,065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0.072" calcext:value-type="float">
            <text:p>0,072</text:p>
          </table:table-cell>
          <table:table-cell office:value-type="float" office:value="0.022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.065" calcext:value-type="float">
            <text:p>0,065</text:p>
          </table:table-cell>
          <table:table-cell office:value-type="float" office:value="0.019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0.067" calcext:value-type="float">
            <text:p>0,067</text:p>
          </table:table-cell>
          <table:table-cell office:value-type="float" office:value="0.022" calcext:value-type="float">
            <text:p>0,02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.066" calcext:value-type="float">
            <text:p>0,066</text:p>
          </table:table-cell>
          <table:table-cell office:value-type="float" office:value="0.021" calcext:value-type="float">
            <text:p>0,02</text:p>
          </table:table-cell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Força Bruta</text:p>
          </table:table-cell>
          <table:table-cell office:value-type="string" calcext:value-type="string">
            <text:p>Guloso</text:p>
          </table:table-cell>
          <table:table-cell office:value-type="string" calcext:value-type="string">
            <text:p>DP</text:p>
          </table:table-cell>
          <table:table-cell table:number-columns-repeated="5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D132]"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style-name="ce5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" calcext:value-type="float">
            <text:p>17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" calcext:value-type="float">
            <text:p>19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" calcext:value-type="float">
            <text:p>1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9" calcext:value-type="float">
            <text:p>21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8" calcext:value-type="float">
            <text:p>22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4" calcext:value-type="float">
            <text:p>234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7" calcext:value-type="float">
            <text:p>237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8" calcext:value-type="float">
            <text:p>25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2" calcext:value-type="float">
            <text:p>26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3" calcext:value-type="float">
            <text:p>26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5" calcext:value-type="float">
            <text:p>26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8" calcext:value-type="float">
            <text:p>27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2" calcext:value-type="float">
            <text:p>28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7" calcext:value-type="float">
            <text:p>28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3" calcext:value-type="float">
            <text:p>29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4" calcext:value-type="float">
            <text:p>29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5" calcext:value-type="float">
            <text:p>3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6" calcext:value-type="float">
            <text:p>30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9" calcext:value-type="float">
            <text:p>30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2" calcext:value-type="float">
            <text:p>31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1" calcext:value-type="float">
            <text:p>32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1" calcext:value-type="float">
            <text:p>33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3" calcext:value-type="float">
            <text:p>34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5" calcext:value-type="float">
            <text:p>34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8" calcext:value-type="float">
            <text:p>34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49" calcext:value-type="float">
            <text:p>3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7" calcext:value-type="float">
            <text:p>35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8" calcext:value-type="float">
            <text:p>35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3" calcext:value-type="float">
            <text:p>36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8" calcext:value-type="float">
            <text:p>36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2" calcext:value-type="float">
            <text:p>37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3" calcext:value-type="float">
            <text:p>3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4" calcext:value-type="float">
            <text:p>37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2" calcext:value-type="float">
            <text:p>38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5" calcext:value-type="float">
            <text:p>38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8" calcext:value-type="float">
            <text:p>38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2" calcext:value-type="float">
            <text:p>39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6" calcext:value-type="float">
            <text:p>39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4" calcext:value-type="float">
            <text:p>40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6" calcext:value-type="float">
            <text:p>40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8" calcext:value-type="float">
            <text:p>40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2" calcext:value-type="float">
            <text:p>41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3" calcext:value-type="float">
            <text:p>41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4" calcext:value-type="float">
            <text:p>41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7" calcext:value-type="float">
            <text:p>41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1" calcext:value-type="float">
            <text:p>42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2" calcext:value-type="float">
            <text:p>42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0" calcext:value-type="float">
            <text:p>43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1" calcext:value-type="float">
            <text:p>43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39" calcext:value-type="float">
            <text:p>43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1" calcext:value-type="float">
            <text:p>4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49" calcext:value-type="float">
            <text:p>44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3" calcext:value-type="float">
            <text:p>45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4" calcext:value-type="float">
            <text:p>4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5" calcext:value-type="float">
            <text:p>45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6" calcext:value-type="float">
            <text:p>45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3" calcext:value-type="float">
            <text:p>46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7" calcext:value-type="float">
            <text:p>477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79" calcext:value-type="float">
            <text:p>47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6" calcext:value-type="float">
            <text:p>48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6" calcext:value-type="float">
            <text:p>50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7" calcext:value-type="float">
            <text:p>50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8" calcext:value-type="float">
            <text:p>50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1" calcext:value-type="float">
            <text:p>51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3" calcext:value-type="float">
            <text:p>513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6" calcext:value-type="float">
            <text:p>5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2" calcext:value-type="float">
            <text:p>52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8" calcext:value-type="float">
            <text:p>52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1" calcext:value-type="float">
            <text:p>53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2" calcext:value-type="float">
            <text:p>53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7" calcext:value-type="float">
            <text:p>53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0" calcext:value-type="float">
            <text:p>540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3" calcext:value-type="float">
            <text:p>543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4" calcext:value-type="float">
            <text:p>54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5" calcext:value-type="float">
            <text:p>54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6" calcext:value-type="float">
            <text:p>54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49" calcext:value-type="float">
            <text:p>549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2" calcext:value-type="float">
            <text:p>55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3" calcext:value-type="float">
            <text:p>55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4" calcext:value-type="float">
            <text:p>5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5" calcext:value-type="float">
            <text:p>55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7" calcext:value-type="float">
            <text:p>55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59" calcext:value-type="float">
            <text:p>55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0" calcext:value-type="float">
            <text:p>56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3" calcext:value-type="float">
            <text:p>56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5" calcext:value-type="float">
            <text:p>565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6" calcext:value-type="float">
            <text:p>566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7" calcext:value-type="float">
            <text:p>567</text:p>
          </table:table-cell>
          <table:table-cell office:value-type="float" office:value="11" calcext:value-type="float">
            <text:p>1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2" calcext:value-type="float">
            <text:p>57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7" calcext:value-type="float">
            <text:p>57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8" calcext:value-type="float">
            <text:p>57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9" calcext:value-type="float">
            <text:p>579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2" calcext:value-type="float">
            <text:p>58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5" calcext:value-type="float">
            <text:p>58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6" calcext:value-type="float">
            <text:p>58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7" calcext:value-type="float">
            <text:p>58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8" calcext:value-type="float">
            <text:p>5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89" calcext:value-type="float">
            <text:p>58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1" calcext:value-type="float">
            <text:p>59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3" calcext:value-type="float">
            <text:p>59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6" calcext:value-type="float">
            <text:p>59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7" calcext:value-type="float">
            <text:p>59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8" calcext:value-type="float">
            <text:p>59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1" calcext:value-type="float">
            <text:p>60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2" calcext:value-type="float">
            <text:p>60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4" calcext:value-type="float">
            <text:p>60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5" calcext:value-type="float">
            <text:p>60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6" calcext:value-type="float">
            <text:p>6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7" calcext:value-type="float">
            <text:p>60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09" calcext:value-type="float">
            <text:p>60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0" calcext:value-type="float">
            <text:p>61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1" calcext:value-type="float">
            <text:p>61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,00</text:p>
          </table:table-cell>
          <table:table-cell office:value-type="float" office:value="28" calcext:value-type="float">
            <text:p>28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4" calcext:value-type="float">
            <text:p>61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5" calcext:value-type="float">
            <text:p>61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6" calcext:value-type="float">
            <text:p>6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8" calcext:value-type="float">
            <text:p>61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1" calcext:value-type="float">
            <text:p>62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2" calcext:value-type="float">
            <text:p>62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3" calcext:value-type="float">
            <text:p>62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4" calcext:value-type="float">
            <text:p>62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7" calcext:value-type="float">
            <text:p>62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8" calcext:value-type="float">
            <text:p>62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29" calcext:value-type="float">
            <text:p>62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0" calcext:value-type="float">
            <text:p>63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1" calcext:value-type="float">
            <text:p>63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2" calcext:value-type="float">
            <text:p>63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3" calcext:value-type="float">
            <text:p>63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8" calcext:value-type="float">
            <text:p>63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39" calcext:value-type="float">
            <text:p>63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1" calcext:value-type="float">
            <text:p>64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2" calcext:value-type="float">
            <text:p>64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3" calcext:value-type="float">
            <text:p>64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5" calcext:value-type="float">
            <text:p>64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6" calcext:value-type="float">
            <text:p>64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8" calcext:value-type="float">
            <text:p>64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3" calcext:value-type="float">
            <text:p>65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5" calcext:value-type="float">
            <text:p>65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6" calcext:value-type="float">
            <text:p>65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7" calcext:value-type="float">
            <text:p>65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59" calcext:value-type="float">
            <text:p>65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1" calcext:value-type="float">
            <text:p>66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3" calcext:value-type="float">
            <text:p>66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5" calcext:value-type="float">
            <text:p>66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6" calcext:value-type="float">
            <text:p>66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69" calcext:value-type="float">
            <text:p>66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1" calcext:value-type="float">
            <text:p>67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2" calcext:value-type="float">
            <text:p>67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3" calcext:value-type="float">
            <text:p>67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4" calcext:value-type="float">
            <text:p>67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7" calcext:value-type="float">
            <text:p>67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8" calcext:value-type="float">
            <text:p>67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1" calcext:value-type="float">
            <text:p>68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4" calcext:value-type="float">
            <text:p>68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7" calcext:value-type="float">
            <text:p>68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89" calcext:value-type="float">
            <text:p>68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3" calcext:value-type="float">
            <text:p>693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5" calcext:value-type="float">
            <text:p>69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7" calcext:value-type="float">
            <text:p>69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2" calcext:value-type="float">
            <text:p>702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6" calcext:value-type="float">
            <text:p>7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7" calcext:value-type="float">
            <text:p>7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09" calcext:value-type="float">
            <text:p>70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1" calcext:value-type="float">
            <text:p>711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3" calcext:value-type="float">
            <text:p>71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4" calcext:value-type="float">
            <text:p>71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7" calcext:value-type="float">
            <text:p>717</text:p>
          </table:table-cell>
          <table:table-cell office:value-type="float" office:value="5" calcext:value-type="float">
            <text:p>5,00</text:p>
          </table:table-cell>
          <table:table-cell office:value-type="float" office:value="5" calcext:value-type="float">
            <text:p>5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0" calcext:value-type="float">
            <text:p>720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3" calcext:value-type="float">
            <text:p>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1" calcext:value-type="float">
            <text:p>72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2" calcext:value-type="float">
            <text:p>72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3" calcext:value-type="float">
            <text:p>723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4" calcext:value-type="float">
            <text:p>72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5" calcext:value-type="float">
            <text:p>72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3" calcext:value-type="float">
            <text:p>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6" calcext:value-type="float">
            <text:p>726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7" calcext:value-type="float">
            <text:p>727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3" calcext:value-type="float">
            <text:p>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3" calcext:value-type="float">
            <text:p>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29" calcext:value-type="float">
            <text:p>729</text:p>
          </table:table-cell>
          <table:table-cell office:value-type="float" office:value="10" calcext:value-type="float">
            <text:p>10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1" calcext:value-type="float">
            <text:p>75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3" calcext:value-type="float">
            <text:p>75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59" calcext:value-type="float">
            <text:p>75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2" calcext:value-type="float">
            <text:p>76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3" calcext:value-type="float">
            <text:p>76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4" calcext:value-type="float">
            <text:p>76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5" calcext:value-type="float">
            <text:p>76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6" calcext:value-type="float">
            <text:p>76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69" calcext:value-type="float">
            <text:p>76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3" calcext:value-type="float">
            <text:p>77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4" calcext:value-type="float">
            <text:p>77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5" calcext:value-type="float">
            <text:p>77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6" calcext:value-type="float">
            <text:p>77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8" calcext:value-type="float">
            <text:p>77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79" calcext:value-type="float">
            <text:p>77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1" calcext:value-type="float">
            <text:p>78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2" calcext:value-type="float">
            <text:p>78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6" calcext:value-type="float">
            <text:p>78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7" calcext:value-type="float">
            <text:p>78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8" calcext:value-type="float">
            <text:p>78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89" calcext:value-type="float">
            <text:p>78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0" calcext:value-type="float">
            <text:p>7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1" calcext:value-type="float">
            <text:p>79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2" calcext:value-type="float">
            <text:p>79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5" calcext:value-type="float">
            <text:p>79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7" calcext:value-type="float">
            <text:p>79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99" calcext:value-type="float">
            <text:p>7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1" calcext:value-type="float">
            <text:p>80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2" calcext:value-type="float">
            <text:p>80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5" calcext:value-type="float">
            <text:p>8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6" calcext:value-type="float">
            <text:p>80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8" calcext:value-type="float">
            <text:p>80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09" calcext:value-type="float">
            <text:p>80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6" calcext:value-type="float">
            <text:p>816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2" calcext:value-type="float">
            <text:p>82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6" calcext:value-type="float">
            <text:p>82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1" calcext:value-type="float">
            <text:p>831</text:p>
          </table:table-cell>
          <table:table-cell office:value-type="float" office:value="4" calcext:value-type="float">
            <text:p>4,00</text:p>
          </table:table-cell>
          <table:table-cell office:value-type="float" office:value="7" calcext:value-type="float">
            <text:p>7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4" calcext:value-type="float">
            <text:p>83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5" calcext:value-type="float">
            <text:p>83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6" calcext:value-type="float">
            <text:p>83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7" calcext:value-type="float">
            <text:p>83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39" calcext:value-type="float">
            <text:p>83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5" calcext:value-type="float">
            <text:p>84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8" calcext:value-type="float">
            <text:p>84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49" calcext:value-type="float">
            <text:p>84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6" calcext:value-type="float">
            <text:p>85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7" calcext:value-type="float">
            <text:p>85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8" calcext:value-type="float">
            <text:p>85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1" calcext:value-type="float">
            <text:p>86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3" calcext:value-type="float">
            <text:p>86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6" calcext:value-type="float">
            <text:p>86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7" calcext:value-type="float">
            <text:p>86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8" calcext:value-type="float">
            <text:p>86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1" calcext:value-type="float">
            <text:p>87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2" calcext:value-type="float">
            <text:p>87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3" calcext:value-type="float">
            <text:p>8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4" calcext:value-type="float">
            <text:p>87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5" calcext:value-type="float">
            <text:p>87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6" calcext:value-type="float">
            <text:p>87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8" calcext:value-type="float">
            <text:p>87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79" calcext:value-type="float">
            <text:p>87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1" calcext:value-type="float">
            <text:p>88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2" calcext:value-type="float">
            <text:p>88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3" calcext:value-type="float">
            <text:p>88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5" calcext:value-type="float">
            <text:p>88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6" calcext:value-type="float">
            <text:p>88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7" calcext:value-type="float">
            <text:p>88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8" calcext:value-type="float">
            <text:p>88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89" calcext:value-type="float">
            <text:p>88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1" calcext:value-type="float">
            <text:p>89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1" calcext:value-type="float">
            <text:p>90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3" calcext:value-type="float">
            <text:p>90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6" calcext:value-type="float">
            <text:p>9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7" calcext:value-type="float">
            <text:p>9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09" calcext:value-type="float">
            <text:p>90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2" calcext:value-type="float">
            <text:p>91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4" calcext:value-type="float">
            <text:p>91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5" calcext:value-type="float">
            <text:p>91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6" calcext:value-type="float">
            <text:p>91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7" calcext:value-type="float">
            <text:p>91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8" calcext:value-type="float">
            <text:p>918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6" calcext:value-type="float">
            <text:p>9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29" calcext:value-type="float">
            <text:p>92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3" calcext:value-type="float">
            <text:p>93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5" calcext:value-type="float">
            <text:p>9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7" calcext:value-type="float">
            <text:p>93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0" calcext:value-type="float">
            <text:p>94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2" calcext:value-type="float">
            <text:p>94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3" calcext:value-type="float">
            <text:p>94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4" calcext:value-type="float">
            <text:p>94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5" calcext:value-type="float">
            <text:p>94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49" calcext:value-type="float">
            <text:p>9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0" calcext:value-type="float">
            <text:p>95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1" calcext:value-type="float">
            <text:p>95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2" calcext:value-type="float">
            <text:p>95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3" calcext:value-type="float">
            <text:p>95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4" calcext:value-type="float">
            <text:p>95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5" calcext:value-type="float">
            <text:p>95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7" calcext:value-type="float">
            <text:p>95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8" calcext:value-type="float">
            <text:p>95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59" calcext:value-type="float">
            <text:p>95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1" calcext:value-type="float">
            <text:p>96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3" calcext:value-type="float">
            <text:p>96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5" calcext:value-type="float">
            <text:p>96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6" calcext:value-type="float">
            <text:p>96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7" calcext:value-type="float">
            <text:p>9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69" calcext:value-type="float">
            <text:p>969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1" calcext:value-type="float">
            <text:p>97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2" calcext:value-type="float">
            <text:p>972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8" calcext:value-type="float">
            <text:p>97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3" calcext:value-type="float">
            <text:p>98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4" calcext:value-type="float">
            <text:p>98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8" calcext:value-type="float">
            <text:p>98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89" calcext:value-type="float">
            <text:p>989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2" calcext:value-type="float">
            <text:p>99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3" calcext:value-type="float">
            <text:p>99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4" calcext:value-type="float">
            <text:p>99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5" calcext:value-type="float">
            <text:p>99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7" calcext:value-type="float">
            <text:p>99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4" calcext:value-type="float">
            <text:p>101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19" calcext:value-type="float">
            <text:p>101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1" calcext:value-type="float">
            <text:p>102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3" calcext:value-type="float">
            <text:p>102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29" calcext:value-type="float">
            <text:p>102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1" calcext:value-type="float">
            <text:p>103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3" calcext:value-type="float">
            <text:p>103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4" calcext:value-type="float">
            <text:p>103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5" calcext:value-type="float">
            <text:p>103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6" calcext:value-type="float">
            <text:p>103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7" calcext:value-type="float">
            <text:p>103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8" calcext:value-type="float">
            <text:p>10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1" calcext:value-type="float">
            <text:p>10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2" calcext:value-type="float">
            <text:p>104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4" calcext:value-type="float">
            <text:p>104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0" calcext:value-type="float">
            <text:p>105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1" calcext:value-type="float">
            <text:p>105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3" calcext:value-type="float">
            <text:p>105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7" calcext:value-type="float">
            <text:p>106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69" calcext:value-type="float">
            <text:p>106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1" calcext:value-type="float">
            <text:p>107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4" calcext:value-type="float">
            <text:p>107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6" calcext:value-type="float">
            <text:p>107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7" calcext:value-type="float">
            <text:p>107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79" calcext:value-type="float">
            <text:p>107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2" calcext:value-type="float">
            <text:p>108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7" calcext:value-type="float">
            <text:p>108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8" calcext:value-type="float">
            <text:p>108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4" calcext:value-type="float">
            <text:p>110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6" calcext:value-type="float">
            <text:p>110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7" calcext:value-type="float">
            <text:p>11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09" calcext:value-type="float">
            <text:p>110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3" calcext:value-type="float">
            <text:p>1113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5" calcext:value-type="float">
            <text:p>111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6" calcext:value-type="float">
            <text:p>11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8" calcext:value-type="float">
            <text:p>111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19" calcext:value-type="float">
            <text:p>111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0" calcext:value-type="float">
            <text:p>112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2" calcext:value-type="float">
            <text:p>112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3" calcext:value-type="float">
            <text:p>112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5" calcext:value-type="float">
            <text:p>112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6" calcext:value-type="float">
            <text:p>112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7" calcext:value-type="float">
            <text:p>112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8" calcext:value-type="float">
            <text:p>112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29" calcext:value-type="float">
            <text:p>112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1" calcext:value-type="float">
            <text:p>113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2" calcext:value-type="float">
            <text:p>113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4" calcext:value-type="float">
            <text:p>113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0" calcext:value-type="float">
            <text:p>114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2" calcext:value-type="float">
            <text:p>114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3" calcext:value-type="float">
            <text:p>1143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4" calcext:value-type="float">
            <text:p>11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5" calcext:value-type="float">
            <text:p>114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8" calcext:value-type="float">
            <text:p>114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0" calcext:value-type="float">
            <text:p>11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2" calcext:value-type="float">
            <text:p>115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3" calcext:value-type="float">
            <text:p>115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4" calcext:value-type="float">
            <text:p>115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6" calcext:value-type="float">
            <text:p>115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7" calcext:value-type="float">
            <text:p>115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8" calcext:value-type="float">
            <text:p>115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4" calcext:value-type="float">
            <text:p>116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8" calcext:value-type="float">
            <text:p>11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69" calcext:value-type="float">
            <text:p>11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0" calcext:value-type="float">
            <text:p>117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4" calcext:value-type="float">
            <text:p>117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5" calcext:value-type="float">
            <text:p>117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7" calcext:value-type="float">
            <text:p>117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79" calcext:value-type="float">
            <text:p>117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1" calcext:value-type="float">
            <text:p>118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4" calcext:value-type="float">
            <text:p>118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5" calcext:value-type="float">
            <text:p>118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6" calcext:value-type="float">
            <text:p>118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7" calcext:value-type="float">
            <text:p>118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1" calcext:value-type="float">
            <text:p>119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2" calcext:value-type="float">
            <text:p>119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4" calcext:value-type="float">
            <text:p>119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7" calcext:value-type="float">
            <text:p>119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8" calcext:value-type="float">
            <text:p>119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3" calcext:value-type="float">
            <text:p>1203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4" calcext:value-type="float">
            <text:p>120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5" calcext:value-type="float">
            <text:p>120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6" calcext:value-type="float">
            <text:p>1206</text:p>
          </table:table-cell>
          <table:table-cell office:value-type="float" office:value="9" calcext:value-type="float">
            <text:p>9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8" calcext:value-type="float">
            <text:p>120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09" calcext:value-type="float">
            <text:p>120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1" calcext:value-type="float">
            <text:p>121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2" calcext:value-type="float">
            <text:p>121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4" calcext:value-type="float">
            <text:p>121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5" calcext:value-type="float">
            <text:p>121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2" calcext:value-type="float">
            <text:p>122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5" calcext:value-type="float">
            <text:p>122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6" calcext:value-type="float">
            <text:p>122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7" calcext:value-type="float">
            <text:p>122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29" calcext:value-type="float">
            <text:p>122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0" calcext:value-type="float">
            <text:p>123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2" calcext:value-type="float">
            <text:p>123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3" calcext:value-type="float">
            <text:p>1233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4" calcext:value-type="float">
            <text:p>123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5" calcext:value-type="float">
            <text:p>123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6" calcext:value-type="float">
            <text:p>123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8" calcext:value-type="float">
            <text:p>12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39" calcext:value-type="float">
            <text:p>123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1" calcext:value-type="float">
            <text:p>124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2" calcext:value-type="float">
            <text:p>1242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5" calcext:value-type="float">
            <text:p>124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6" calcext:value-type="float">
            <text:p>124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7" calcext:value-type="float">
            <text:p>124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8" calcext:value-type="float">
            <text:p>124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49" calcext:value-type="float">
            <text:p>12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2" calcext:value-type="float">
            <text:p>1252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4" calcext:value-type="float">
            <text:p>12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5" calcext:value-type="float">
            <text:p>125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6" calcext:value-type="float">
            <text:p>125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0" calcext:value-type="float">
            <text:p>126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2" calcext:value-type="float">
            <text:p>126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3" calcext:value-type="float">
            <text:p>126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4" calcext:value-type="float">
            <text:p>126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5" calcext:value-type="float">
            <text:p>126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6" calcext:value-type="float">
            <text:p>126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8" calcext:value-type="float">
            <text:p>1268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69" calcext:value-type="float">
            <text:p>126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1" calcext:value-type="float">
            <text:p>127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4" calcext:value-type="float">
            <text:p>127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6" calcext:value-type="float">
            <text:p>127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7" calcext:value-type="float">
            <text:p>127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8" calcext:value-type="float">
            <text:p>127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2" calcext:value-type="float">
            <text:p>128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3" calcext:value-type="float">
            <text:p>128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5" calcext:value-type="float">
            <text:p>128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7" calcext:value-type="float">
            <text:p>128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89" calcext:value-type="float">
            <text:p>128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0" calcext:value-type="float">
            <text:p>129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1" calcext:value-type="float">
            <text:p>129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2" calcext:value-type="float">
            <text:p>129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3" calcext:value-type="float">
            <text:p>129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4" calcext:value-type="float">
            <text:p>129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5" calcext:value-type="float">
            <text:p>129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1" calcext:value-type="float">
            <text:p>1301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2" calcext:value-type="float">
            <text:p>130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3" calcext:value-type="float">
            <text:p>130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4" calcext:value-type="float">
            <text:p>130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6" calcext:value-type="float">
            <text:p>13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7" calcext:value-type="float">
            <text:p>130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09" calcext:value-type="float">
            <text:p>130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1" calcext:value-type="float">
            <text:p>13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2" calcext:value-type="float">
            <text:p>131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3" calcext:value-type="float">
            <text:p>131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4" calcext:value-type="float">
            <text:p>131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5" calcext:value-type="float">
            <text:p>131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6" calcext:value-type="float">
            <text:p>131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7" calcext:value-type="float">
            <text:p>131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8" calcext:value-type="float">
            <text:p>131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19" calcext:value-type="float">
            <text:p>131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0" calcext:value-type="float">
            <text:p>132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1" calcext:value-type="float">
            <text:p>132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2" calcext:value-type="float">
            <text:p>132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3" calcext:value-type="float">
            <text:p>132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5" calcext:value-type="float">
            <text:p>132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6" calcext:value-type="float">
            <text:p>13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7" calcext:value-type="float">
            <text:p>132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8" calcext:value-type="float">
            <text:p>13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29" calcext:value-type="float">
            <text:p>132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0" calcext:value-type="float">
            <text:p>13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1" calcext:value-type="float">
            <text:p>133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2" calcext:value-type="float">
            <text:p>133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3" calcext:value-type="float">
            <text:p>133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4" calcext:value-type="float">
            <text:p>133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5" calcext:value-type="float">
            <text:p>13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6" calcext:value-type="float">
            <text:p>133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8" calcext:value-type="float">
            <text:p>133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39" calcext:value-type="float">
            <text:p>133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0" calcext:value-type="float">
            <text:p>134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1" calcext:value-type="float">
            <text:p>13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2" calcext:value-type="float">
            <text:p>134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3" calcext:value-type="float">
            <text:p>134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4" calcext:value-type="float">
            <text:p>13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5" calcext:value-type="float">
            <text:p>134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6" calcext:value-type="float">
            <text:p>134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7" calcext:value-type="float">
            <text:p>134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8" calcext:value-type="float">
            <text:p>134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49" calcext:value-type="float">
            <text:p>134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0" calcext:value-type="float">
            <text:p>135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2" calcext:value-type="float">
            <text:p>135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3" calcext:value-type="float">
            <text:p>135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4" calcext:value-type="float">
            <text:p>13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5" calcext:value-type="float">
            <text:p>135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6" calcext:value-type="float">
            <text:p>135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7" calcext:value-type="float">
            <text:p>135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8" calcext:value-type="float">
            <text:p>135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59" calcext:value-type="float">
            <text:p>135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0" calcext:value-type="float">
            <text:p>136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1" calcext:value-type="float">
            <text:p>136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2" calcext:value-type="float">
            <text:p>136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3" calcext:value-type="float">
            <text:p>136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4" calcext:value-type="float">
            <text:p>136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5" calcext:value-type="float">
            <text:p>136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6" calcext:value-type="float">
            <text:p>136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7" calcext:value-type="float">
            <text:p>136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8" calcext:value-type="float">
            <text:p>136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69" calcext:value-type="float">
            <text:p>136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1" calcext:value-type="float">
            <text:p>137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2" calcext:value-type="float">
            <text:p>137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3" calcext:value-type="float">
            <text:p>13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4" calcext:value-type="float">
            <text:p>137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5" calcext:value-type="float">
            <text:p>137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6" calcext:value-type="float">
            <text:p>137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7" calcext:value-type="float">
            <text:p>137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79" calcext:value-type="float">
            <text:p>1379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1" calcext:value-type="float">
            <text:p>138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2" calcext:value-type="float">
            <text:p>138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3" calcext:value-type="float">
            <text:p>138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4" calcext:value-type="float">
            <text:p>138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5" calcext:value-type="float">
            <text:p>138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6" calcext:value-type="float">
            <text:p>138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7" calcext:value-type="float">
            <text:p>138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8" calcext:value-type="float">
            <text:p>13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89" calcext:value-type="float">
            <text:p>138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0" calcext:value-type="float">
            <text:p>139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1" calcext:value-type="float">
            <text:p>139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2" calcext:value-type="float">
            <text:p>139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3" calcext:value-type="float">
            <text:p>139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4" calcext:value-type="float">
            <text:p>139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5" calcext:value-type="float">
            <text:p>139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6" calcext:value-type="float">
            <text:p>139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7" calcext:value-type="float">
            <text:p>139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8" calcext:value-type="float">
            <text:p>139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99" calcext:value-type="float">
            <text:p>13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1" calcext:value-type="float">
            <text:p>140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2" calcext:value-type="float">
            <text:p>140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3" calcext:value-type="float">
            <text:p>140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4" calcext:value-type="float">
            <text:p>1404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6" calcext:value-type="float">
            <text:p>14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7" calcext:value-type="float">
            <text:p>140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8" calcext:value-type="float">
            <text:p>140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09" calcext:value-type="float">
            <text:p>140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0" calcext:value-type="float">
            <text:p>141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1" calcext:value-type="float">
            <text:p>141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2" calcext:value-type="float">
            <text:p>141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3" calcext:value-type="float">
            <text:p>141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4" calcext:value-type="float">
            <text:p>141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5" calcext:value-type="float">
            <text:p>141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6" calcext:value-type="float">
            <text:p>141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7" calcext:value-type="float">
            <text:p>141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8" calcext:value-type="float">
            <text:p>141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19" calcext:value-type="float">
            <text:p>141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0" calcext:value-type="float">
            <text:p>142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1" calcext:value-type="float">
            <text:p>142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2" calcext:value-type="float">
            <text:p>142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3" calcext:value-type="float">
            <text:p>142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4" calcext:value-type="float">
            <text:p>142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5" calcext:value-type="float">
            <text:p>142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6" calcext:value-type="float">
            <text:p>142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7" calcext:value-type="float">
            <text:p>142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8" calcext:value-type="float">
            <text:p>142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29" calcext:value-type="float">
            <text:p>142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0" calcext:value-type="float">
            <text:p>1430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1" calcext:value-type="float">
            <text:p>143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2" calcext:value-type="float">
            <text:p>1432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3" calcext:value-type="float">
            <text:p>143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4" calcext:value-type="float">
            <text:p>143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5" calcext:value-type="float">
            <text:p>143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6" calcext:value-type="float">
            <text:p>143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7" calcext:value-type="float">
            <text:p>143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8" calcext:value-type="float">
            <text:p>143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39" calcext:value-type="float">
            <text:p>143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1" calcext:value-type="float">
            <text:p>144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2" calcext:value-type="float">
            <text:p>144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3" calcext:value-type="float">
            <text:p>144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4" calcext:value-type="float">
            <text:p>144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5" calcext:value-type="float">
            <text:p>144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6" calcext:value-type="float">
            <text:p>144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7" calcext:value-type="float">
            <text:p>144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8" calcext:value-type="float">
            <text:p>1448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49" calcext:value-type="float">
            <text:p>144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0" calcext:value-type="float">
            <text:p>14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1" calcext:value-type="float">
            <text:p>145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2" calcext:value-type="float">
            <text:p>145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3" calcext:value-type="float">
            <text:p>145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4" calcext:value-type="float">
            <text:p>145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5" calcext:value-type="float">
            <text:p>145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7" calcext:value-type="float">
            <text:p>145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8" calcext:value-type="float">
            <text:p>1458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59" calcext:value-type="float">
            <text:p>1459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6" calcext:value-type="float">
            <text:p>146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1" calcext:value-type="float">
            <text:p>147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2" calcext:value-type="float">
            <text:p>147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79" calcext:value-type="float">
            <text:p>147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3" calcext:value-type="float">
            <text:p>148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7" calcext:value-type="float">
            <text:p>148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8" calcext:value-type="float">
            <text:p>14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89" calcext:value-type="float">
            <text:p>148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1" calcext:value-type="float">
            <text:p>149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2" calcext:value-type="float">
            <text:p>149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3" calcext:value-type="float">
            <text:p>14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5" calcext:value-type="float">
            <text:p>149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6" calcext:value-type="float">
            <text:p>149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7" calcext:value-type="float">
            <text:p>149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8" calcext:value-type="float">
            <text:p>149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99" calcext:value-type="float">
            <text:p>14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1" calcext:value-type="float">
            <text:p>150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2" calcext:value-type="float">
            <text:p>150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3" calcext:value-type="float">
            <text:p>150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5" calcext:value-type="float">
            <text:p>15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6" calcext:value-type="float">
            <text:p>150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7" calcext:value-type="float">
            <text:p>150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8" calcext:value-type="float">
            <text:p>150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09" calcext:value-type="float">
            <text:p>150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0" calcext:value-type="float">
            <text:p>151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1" calcext:value-type="float">
            <text:p>151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2" calcext:value-type="float">
            <text:p>151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3" calcext:value-type="float">
            <text:p>151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3" calcext:value-type="float">
            <text:p>1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4" calcext:value-type="float">
            <text:p>151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5" calcext:value-type="float">
            <text:p>151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6" calcext:value-type="float">
            <text:p>15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7" calcext:value-type="float">
            <text:p>151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8" calcext:value-type="float">
            <text:p>151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19" calcext:value-type="float">
            <text:p>151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0" calcext:value-type="float">
            <text:p>152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1" calcext:value-type="float">
            <text:p>1521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2" calcext:value-type="float">
            <text:p>152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3" calcext:value-type="float">
            <text:p>152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5" calcext:value-type="float">
            <text:p>152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6" calcext:value-type="float">
            <text:p>15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7" calcext:value-type="float">
            <text:p>152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8" calcext:value-type="float">
            <text:p>152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29" calcext:value-type="float">
            <text:p>152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0" calcext:value-type="float">
            <text:p>1530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1" calcext:value-type="float">
            <text:p>153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2" calcext:value-type="float">
            <text:p>153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3" calcext:value-type="float">
            <text:p>1533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4" calcext:value-type="float">
            <text:p>153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5" calcext:value-type="float">
            <text:p>153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6" calcext:value-type="float">
            <text:p>1536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7" calcext:value-type="float">
            <text:p>1537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8" calcext:value-type="float">
            <text:p>1538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39" calcext:value-type="float">
            <text:p>1539</text:p>
          </table:table-cell>
          <table:table-cell office:value-type="float" office:value="12" calcext:value-type="float">
            <text:p>1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2" calcext:value-type="float">
            <text:p>154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3" calcext:value-type="float">
            <text:p>154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4" calcext:value-type="float">
            <text:p>1544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5" calcext:value-type="float">
            <text:p>154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6" calcext:value-type="float">
            <text:p>154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7" calcext:value-type="float">
            <text:p>154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8" calcext:value-type="float">
            <text:p>154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49" calcext:value-type="float">
            <text:p>1549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1" calcext:value-type="float">
            <text:p>155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2" calcext:value-type="float">
            <text:p>155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3" calcext:value-type="float">
            <text:p>155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4" calcext:value-type="float">
            <text:p>15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5" calcext:value-type="float">
            <text:p>155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6" calcext:value-type="float">
            <text:p>155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7" calcext:value-type="float">
            <text:p>155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8" calcext:value-type="float">
            <text:p>155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59" calcext:value-type="float">
            <text:p>155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0" calcext:value-type="float">
            <text:p>156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1" calcext:value-type="float">
            <text:p>156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2" calcext:value-type="float">
            <text:p>156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3" calcext:value-type="float">
            <text:p>156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4" calcext:value-type="float">
            <text:p>156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5" calcext:value-type="float">
            <text:p>156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6" calcext:value-type="float">
            <text:p>156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7" calcext:value-type="float">
            <text:p>156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8" calcext:value-type="float">
            <text:p>15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69" calcext:value-type="float">
            <text:p>15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0" calcext:value-type="float">
            <text:p>157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1" calcext:value-type="float">
            <text:p>157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2" calcext:value-type="float">
            <text:p>157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3" calcext:value-type="float">
            <text:p>157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4" calcext:value-type="float">
            <text:p>157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5" calcext:value-type="float">
            <text:p>157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6" calcext:value-type="float">
            <text:p>157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7" calcext:value-type="float">
            <text:p>157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8" calcext:value-type="float">
            <text:p>157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79" calcext:value-type="float">
            <text:p>157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1" calcext:value-type="float">
            <text:p>158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3" calcext:value-type="float">
            <text:p>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2" calcext:value-type="float">
            <text:p>158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3" calcext:value-type="float">
            <text:p>158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4" calcext:value-type="float">
            <text:p>158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5" calcext:value-type="float">
            <text:p>158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6" calcext:value-type="float">
            <text:p>158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7" calcext:value-type="float">
            <text:p>158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8" calcext:value-type="float">
            <text:p>15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89" calcext:value-type="float">
            <text:p>158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1" calcext:value-type="float">
            <text:p>159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2" calcext:value-type="float">
            <text:p>159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3" calcext:value-type="float">
            <text:p>159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4" calcext:value-type="float">
            <text:p>1594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5" calcext:value-type="float">
            <text:p>159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6" calcext:value-type="float">
            <text:p>159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7" calcext:value-type="float">
            <text:p>159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8" calcext:value-type="float">
            <text:p>159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99" calcext:value-type="float">
            <text:p>1599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1" calcext:value-type="float">
            <text:p>160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2" calcext:value-type="float">
            <text:p>160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3" calcext:value-type="float">
            <text:p>160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4" calcext:value-type="float">
            <text:p>160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5" calcext:value-type="float">
            <text:p>160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6" calcext:value-type="float">
            <text:p>16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7" calcext:value-type="float">
            <text:p>160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8" calcext:value-type="float">
            <text:p>160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09" calcext:value-type="float">
            <text:p>160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0" calcext:value-type="float">
            <text:p>161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1" calcext:value-type="float">
            <text:p>1611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2" calcext:value-type="float">
            <text:p>161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3" calcext:value-type="float">
            <text:p>161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4" calcext:value-type="float">
            <text:p>161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5" calcext:value-type="float">
            <text:p>161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6" calcext:value-type="float">
            <text:p>16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7" calcext:value-type="float">
            <text:p>161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8" calcext:value-type="float">
            <text:p>161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19" calcext:value-type="float">
            <text:p>161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0" calcext:value-type="float">
            <text:p>162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1" calcext:value-type="float">
            <text:p>162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2" calcext:value-type="float">
            <text:p>1622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3" calcext:value-type="float">
            <text:p>1623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4" calcext:value-type="float">
            <text:p>162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5" calcext:value-type="float">
            <text:p>162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6" calcext:value-type="float">
            <text:p>162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7" calcext:value-type="float">
            <text:p>162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8" calcext:value-type="float">
            <text:p>162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29" calcext:value-type="float">
            <text:p>162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0" calcext:value-type="float">
            <text:p>16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1" calcext:value-type="float">
            <text:p>163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2" calcext:value-type="float">
            <text:p>163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3" calcext:value-type="float">
            <text:p>163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4" calcext:value-type="float">
            <text:p>163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5" calcext:value-type="float">
            <text:p>16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6" calcext:value-type="float">
            <text:p>163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7" calcext:value-type="float">
            <text:p>163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8" calcext:value-type="float">
            <text:p>163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39" calcext:value-type="float">
            <text:p>163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0" calcext:value-type="float">
            <text:p>164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1" calcext:value-type="float">
            <text:p>164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2" calcext:value-type="float">
            <text:p>164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3" calcext:value-type="float">
            <text:p>164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4" calcext:value-type="float">
            <text:p>164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5" calcext:value-type="float">
            <text:p>164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6" calcext:value-type="float">
            <text:p>164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7" calcext:value-type="float">
            <text:p>1647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8" calcext:value-type="float">
            <text:p>164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49" calcext:value-type="float">
            <text:p>16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1" calcext:value-type="float">
            <text:p>165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2" calcext:value-type="float">
            <text:p>165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3" calcext:value-type="float">
            <text:p>165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4" calcext:value-type="float">
            <text:p>16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5" calcext:value-type="float">
            <text:p>165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6" calcext:value-type="float">
            <text:p>165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7" calcext:value-type="float">
            <text:p>165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8" calcext:value-type="float">
            <text:p>165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59" calcext:value-type="float">
            <text:p>165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0" calcext:value-type="float">
            <text:p>166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1" calcext:value-type="float">
            <text:p>166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2" calcext:value-type="float">
            <text:p>166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3" calcext:value-type="float">
            <text:p>166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4" calcext:value-type="float">
            <text:p>166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5" calcext:value-type="float">
            <text:p>166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6" calcext:value-type="float">
            <text:p>166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7" calcext:value-type="float">
            <text:p>16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8" calcext:value-type="float">
            <text:p>166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69" calcext:value-type="float">
            <text:p>16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0" calcext:value-type="float">
            <text:p>167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1" calcext:value-type="float">
            <text:p>167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2" calcext:value-type="float">
            <text:p>167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3" calcext:value-type="float">
            <text:p>167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4" calcext:value-type="float">
            <text:p>1674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5" calcext:value-type="float">
            <text:p>1675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6" calcext:value-type="float">
            <text:p>167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7" calcext:value-type="float">
            <text:p>167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8" calcext:value-type="float">
            <text:p>167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79" calcext:value-type="float">
            <text:p>167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0" calcext:value-type="float">
            <text:p>168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1" calcext:value-type="float">
            <text:p>168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2" calcext:value-type="float">
            <text:p>168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3" calcext:value-type="float">
            <text:p>1683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4" calcext:value-type="float">
            <text:p>168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5" calcext:value-type="float">
            <text:p>168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6" calcext:value-type="float">
            <text:p>168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7" calcext:value-type="float">
            <text:p>168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8" calcext:value-type="float">
            <text:p>16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89" calcext:value-type="float">
            <text:p>168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0" calcext:value-type="float">
            <text:p>169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1" calcext:value-type="float">
            <text:p>169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2" calcext:value-type="float">
            <text:p>1692</text:p>
          </table:table-cell>
          <table:table-cell office:value-type="float" office:value="9" calcext:value-type="float">
            <text:p>9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3" calcext:value-type="float">
            <text:p>169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4" calcext:value-type="float">
            <text:p>169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5" calcext:value-type="float">
            <text:p>1695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6" calcext:value-type="float">
            <text:p>169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7" calcext:value-type="float">
            <text:p>169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8" calcext:value-type="float">
            <text:p>1698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99" calcext:value-type="float">
            <text:p>1699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0" calcext:value-type="float">
            <text:p>1700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1" calcext:value-type="float">
            <text:p>1701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2" calcext:value-type="float">
            <text:p>170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3" calcext:value-type="float">
            <text:p>1703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5" calcext:value-type="float">
            <text:p>170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6" calcext:value-type="float">
            <text:p>170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7" calcext:value-type="float">
            <text:p>1707</text:p>
          </table:table-cell>
          <table:table-cell office:value-type="float" office:value="0" calcext:value-type="float">
            <text:p>0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8" calcext:value-type="float">
            <text:p>170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09" calcext:value-type="float">
            <text:p>170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0" calcext:value-type="float">
            <text:p>1710</text:p>
          </table:table-cell>
          <table:table-cell office:value-type="float" office:value="0" calcext:value-type="float">
            <text:p>0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1" calcext:value-type="float">
            <text:p>171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2" calcext:value-type="float">
            <text:p>1712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3" calcext:value-type="float">
            <text:p>171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4" calcext:value-type="float">
            <text:p>1714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5" calcext:value-type="float">
            <text:p>1715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6" calcext:value-type="float">
            <text:p>171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7" calcext:value-type="float">
            <text:p>171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8" calcext:value-type="float">
            <text:p>171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19" calcext:value-type="float">
            <text:p>171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0" calcext:value-type="float">
            <text:p>172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1" calcext:value-type="float">
            <text:p>172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2" calcext:value-type="float">
            <text:p>172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3" calcext:value-type="float">
            <text:p>172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4" calcext:value-type="float">
            <text:p>172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5" calcext:value-type="float">
            <text:p>172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6" calcext:value-type="float">
            <text:p>172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7" calcext:value-type="float">
            <text:p>172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8" calcext:value-type="float">
            <text:p>172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0" calcext:value-type="float">
            <text:p>1730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2" calcext:value-type="float">
            <text:p>173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3" calcext:value-type="float">
            <text:p>173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4" calcext:value-type="float">
            <text:p>173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5" calcext:value-type="float">
            <text:p>173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6" calcext:value-type="float">
            <text:p>173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7" calcext:value-type="float">
            <text:p>173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8" calcext:value-type="float">
            <text:p>173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39" calcext:value-type="float">
            <text:p>173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0" calcext:value-type="float">
            <text:p>174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1" calcext:value-type="float">
            <text:p>174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2" calcext:value-type="float">
            <text:p>174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3" calcext:value-type="float">
            <text:p>174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4" calcext:value-type="float">
            <text:p>174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5" calcext:value-type="float">
            <text:p>174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6" calcext:value-type="float">
            <text:p>174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7" calcext:value-type="float">
            <text:p>174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8" calcext:value-type="float">
            <text:p>174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49" calcext:value-type="float">
            <text:p>174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1" calcext:value-type="float">
            <text:p>175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2" calcext:value-type="float">
            <text:p>175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3" calcext:value-type="float">
            <text:p>175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4" calcext:value-type="float">
            <text:p>175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5" calcext:value-type="float">
            <text:p>175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6" calcext:value-type="float">
            <text:p>175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7" calcext:value-type="float">
            <text:p>175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8" calcext:value-type="float">
            <text:p>175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59" calcext:value-type="float">
            <text:p>1759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0" calcext:value-type="float">
            <text:p>176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1" calcext:value-type="float">
            <text:p>176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2" calcext:value-type="float">
            <text:p>176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3" calcext:value-type="float">
            <text:p>176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4" calcext:value-type="float">
            <text:p>176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5" calcext:value-type="float">
            <text:p>176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6" calcext:value-type="float">
            <text:p>176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7" calcext:value-type="float">
            <text:p>176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8" calcext:value-type="float">
            <text:p>17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69" calcext:value-type="float">
            <text:p>17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0" calcext:value-type="float">
            <text:p>177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1" calcext:value-type="float">
            <text:p>177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2" calcext:value-type="float">
            <text:p>177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3" calcext:value-type="float">
            <text:p>1773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4" calcext:value-type="float">
            <text:p>177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5" calcext:value-type="float">
            <text:p>177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6" calcext:value-type="float">
            <text:p>177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7" calcext:value-type="float">
            <text:p>177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8" calcext:value-type="float">
            <text:p>177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79" calcext:value-type="float">
            <text:p>177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0" calcext:value-type="float">
            <text:p>178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1" calcext:value-type="float">
            <text:p>178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2" calcext:value-type="float">
            <text:p>1782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3" calcext:value-type="float">
            <text:p>1783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4" calcext:value-type="float">
            <text:p>178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5" calcext:value-type="float">
            <text:p>178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6" calcext:value-type="float">
            <text:p>178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7" calcext:value-type="float">
            <text:p>178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8" calcext:value-type="float">
            <text:p>17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89" calcext:value-type="float">
            <text:p>178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1" calcext:value-type="float">
            <text:p>179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2" calcext:value-type="float">
            <text:p>179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3" calcext:value-type="float">
            <text:p>17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4" calcext:value-type="float">
            <text:p>179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5" calcext:value-type="float">
            <text:p>179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6" calcext:value-type="float">
            <text:p>179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7" calcext:value-type="float">
            <text:p>179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8" calcext:value-type="float">
            <text:p>179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99" calcext:value-type="float">
            <text:p>179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0" calcext:value-type="float">
            <text:p>180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1" calcext:value-type="float">
            <text:p>180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2" calcext:value-type="float">
            <text:p>180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3" calcext:value-type="float">
            <text:p>180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4" calcext:value-type="float">
            <text:p>180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5" calcext:value-type="float">
            <text:p>180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6" calcext:value-type="float">
            <text:p>180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7" calcext:value-type="float">
            <text:p>180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8" calcext:value-type="float">
            <text:p>180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09" calcext:value-type="float">
            <text:p>180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1" calcext:value-type="float">
            <text:p>181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2" calcext:value-type="float">
            <text:p>181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3" calcext:value-type="float">
            <text:p>181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4" calcext:value-type="float">
            <text:p>1814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5" calcext:value-type="float">
            <text:p>181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6" calcext:value-type="float">
            <text:p>181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7" calcext:value-type="float">
            <text:p>181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8" calcext:value-type="float">
            <text:p>181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19" calcext:value-type="float">
            <text:p>181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0" calcext:value-type="float">
            <text:p>182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2" calcext:value-type="float">
            <text:p>182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3" calcext:value-type="float">
            <text:p>182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4" calcext:value-type="float">
            <text:p>182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5" calcext:value-type="float">
            <text:p>182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6" calcext:value-type="float">
            <text:p>182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7" calcext:value-type="float">
            <text:p>182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8" calcext:value-type="float">
            <text:p>182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29" calcext:value-type="float">
            <text:p>182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0" calcext:value-type="float">
            <text:p>18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1" calcext:value-type="float">
            <text:p>183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2" calcext:value-type="float">
            <text:p>183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3" calcext:value-type="float">
            <text:p>183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4" calcext:value-type="float">
            <text:p>183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5" calcext:value-type="float">
            <text:p>183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6" calcext:value-type="float">
            <text:p>183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7" calcext:value-type="float">
            <text:p>1837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8" calcext:value-type="float">
            <text:p>183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39" calcext:value-type="float">
            <text:p>183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0" calcext:value-type="float">
            <text:p>184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1" calcext:value-type="float">
            <text:p>18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2" calcext:value-type="float">
            <text:p>184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3" calcext:value-type="float">
            <text:p>184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4" calcext:value-type="float">
            <text:p>184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5" calcext:value-type="float">
            <text:p>184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6" calcext:value-type="float">
            <text:p>184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7" calcext:value-type="float">
            <text:p>184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8" calcext:value-type="float">
            <text:p>184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49" calcext:value-type="float">
            <text:p>184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0" calcext:value-type="float">
            <text:p>185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1" calcext:value-type="float">
            <text:p>185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2" calcext:value-type="float">
            <text:p>185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3" calcext:value-type="float">
            <text:p>185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4" calcext:value-type="float">
            <text:p>185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5" calcext:value-type="float">
            <text:p>185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6" calcext:value-type="float">
            <text:p>185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7" calcext:value-type="float">
            <text:p>185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8" calcext:value-type="float">
            <text:p>185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59" calcext:value-type="float">
            <text:p>185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0" calcext:value-type="float">
            <text:p>186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1" calcext:value-type="float">
            <text:p>186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2" calcext:value-type="float">
            <text:p>1862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3" calcext:value-type="float">
            <text:p>186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4" calcext:value-type="float">
            <text:p>186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5" calcext:value-type="float">
            <text:p>186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7" calcext:value-type="float">
            <text:p>186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8" calcext:value-type="float">
            <text:p>1868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69" calcext:value-type="float">
            <text:p>18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0" calcext:value-type="float">
            <text:p>187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1" calcext:value-type="float">
            <text:p>187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2" calcext:value-type="float">
            <text:p>187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3" calcext:value-type="float">
            <text:p>18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4" calcext:value-type="float">
            <text:p>187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5" calcext:value-type="float">
            <text:p>1875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6" calcext:value-type="float">
            <text:p>187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7" calcext:value-type="float">
            <text:p>187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8" calcext:value-type="float">
            <text:p>187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79" calcext:value-type="float">
            <text:p>187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0" calcext:value-type="float">
            <text:p>188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1" calcext:value-type="float">
            <text:p>1881</text:p>
          </table:table-cell>
          <table:table-cell office:value-type="float" office:value="9" calcext:value-type="float">
            <text:p>9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2" calcext:value-type="float">
            <text:p>188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3" calcext:value-type="float">
            <text:p>188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4" calcext:value-type="float">
            <text:p>188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5" calcext:value-type="float">
            <text:p>188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6" calcext:value-type="float">
            <text:p>188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7" calcext:value-type="float">
            <text:p>188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8" calcext:value-type="float">
            <text:p>188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89" calcext:value-type="float">
            <text:p>188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0" calcext:value-type="float">
            <text:p>189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1" calcext:value-type="float">
            <text:p>189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2" calcext:value-type="float">
            <text:p>189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3" calcext:value-type="float">
            <text:p>189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4" calcext:value-type="float">
            <text:p>189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5" calcext:value-type="float">
            <text:p>189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6" calcext:value-type="float">
            <text:p>1896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7" calcext:value-type="float">
            <text:p>189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8" calcext:value-type="float">
            <text:p>189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99" calcext:value-type="float">
            <text:p>18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0" calcext:value-type="float">
            <text:p>190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1" calcext:value-type="float">
            <text:p>190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2" calcext:value-type="float">
            <text:p>1902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3" calcext:value-type="float">
            <text:p>1903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4" calcext:value-type="float">
            <text:p>1904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5" calcext:value-type="float">
            <text:p>190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6" calcext:value-type="float">
            <text:p>190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7" calcext:value-type="float">
            <text:p>190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8" calcext:value-type="float">
            <text:p>1908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09" calcext:value-type="float">
            <text:p>190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0" calcext:value-type="float">
            <text:p>191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1" calcext:value-type="float">
            <text:p>19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2" calcext:value-type="float">
            <text:p>191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3" calcext:value-type="float">
            <text:p>191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4" calcext:value-type="float">
            <text:p>191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5" calcext:value-type="float">
            <text:p>191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6" calcext:value-type="float">
            <text:p>191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7" calcext:value-type="float">
            <text:p>191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8" calcext:value-type="float">
            <text:p>191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19" calcext:value-type="float">
            <text:p>191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0" calcext:value-type="float">
            <text:p>192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1" calcext:value-type="float">
            <text:p>192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2" calcext:value-type="float">
            <text:p>192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3" calcext:value-type="float">
            <text:p>192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4" calcext:value-type="float">
            <text:p>192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5" calcext:value-type="float">
            <text:p>192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6" calcext:value-type="float">
            <text:p>192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7" calcext:value-type="float">
            <text:p>192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8" calcext:value-type="float">
            <text:p>192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29" calcext:value-type="float">
            <text:p>1929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0" calcext:value-type="float">
            <text:p>193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1" calcext:value-type="float">
            <text:p>193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2" calcext:value-type="float">
            <text:p>193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3" calcext:value-type="float">
            <text:p>1933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4" calcext:value-type="float">
            <text:p>1934</text:p>
          </table:table-cell>
          <table:table-cell office:value-type="float" office:value="28" calcext:value-type="float">
            <text:p>28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5" calcext:value-type="float">
            <text:p>1935</text:p>
          </table:table-cell>
          <table:table-cell office:value-type="float" office:value="11" calcext:value-type="float">
            <text:p>1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6" calcext:value-type="float">
            <text:p>193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7" calcext:value-type="float">
            <text:p>193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8" calcext:value-type="float">
            <text:p>193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39" calcext:value-type="float">
            <text:p>193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0" calcext:value-type="float">
            <text:p>194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1" calcext:value-type="float">
            <text:p>194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2" calcext:value-type="float">
            <text:p>194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3" calcext:value-type="float">
            <text:p>194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4" calcext:value-type="float">
            <text:p>194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7" calcext:value-type="float">
            <text:p>194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1" calcext:value-type="float">
            <text:p>195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4" calcext:value-type="float">
            <text:p>195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1" calcext:value-type="float">
            <text:p>196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2" calcext:value-type="float">
            <text:p>196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3" calcext:value-type="float">
            <text:p>196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4" calcext:value-type="float">
            <text:p>196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5" calcext:value-type="float">
            <text:p>196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0" calcext:value-type="float">
            <text:p>197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1" calcext:value-type="float">
            <text:p>1971</text:p>
          </table:table-cell>
          <table:table-cell office:value-type="float" office:value="8" calcext:value-type="float">
            <text:p>8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89" calcext:value-type="float">
            <text:p>198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,00</text:p>
          </table:table-cell>
          <table:table-cell office:value-type="float" office:value="16" calcext:value-type="float">
            <text:p>16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5" calcext:value-type="float">
            <text:p>2025</text:p>
          </table:table-cell>
          <table:table-cell office:value-type="float" office:value="12" calcext:value-type="float">
            <text:p>1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6" calcext:value-type="float">
            <text:p>2026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7" calcext:value-type="float">
            <text:p>2027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8" calcext:value-type="float">
            <text:p>2028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29" calcext:value-type="float">
            <text:p>202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0" calcext:value-type="float">
            <text:p>203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1" calcext:value-type="float">
            <text:p>203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2" calcext:value-type="float">
            <text:p>203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3" calcext:value-type="float">
            <text:p>203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4" calcext:value-type="float">
            <text:p>203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5" calcext:value-type="float">
            <text:p>20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3" calcext:value-type="float">
            <text:p>3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6" calcext:value-type="float">
            <text:p>203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7" calcext:value-type="float">
            <text:p>203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8" calcext:value-type="float">
            <text:p>20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39" calcext:value-type="float">
            <text:p>203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0" calcext:value-type="float">
            <text:p>204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1" calcext:value-type="float">
            <text:p>2041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2" calcext:value-type="float">
            <text:p>2042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3" calcext:value-type="float">
            <text:p>2043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4" calcext:value-type="float">
            <text:p>204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5" calcext:value-type="float">
            <text:p>204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6" calcext:value-type="float">
            <text:p>2046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7" calcext:value-type="float">
            <text:p>2047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8" calcext:value-type="float">
            <text:p>2048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49" calcext:value-type="float">
            <text:p>2049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0" calcext:value-type="float">
            <text:p>205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1" calcext:value-type="float">
            <text:p>205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2" calcext:value-type="float">
            <text:p>205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3" calcext:value-type="float">
            <text:p>2053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4" calcext:value-type="float">
            <text:p>2054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5" calcext:value-type="float">
            <text:p>205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6" calcext:value-type="float">
            <text:p>205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7" calcext:value-type="float">
            <text:p>205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8" calcext:value-type="float">
            <text:p>205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59" calcext:value-type="float">
            <text:p>205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0" calcext:value-type="float">
            <text:p>206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1" calcext:value-type="float">
            <text:p>206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2" calcext:value-type="float">
            <text:p>206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3" calcext:value-type="float">
            <text:p>206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4" calcext:value-type="float">
            <text:p>206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5" calcext:value-type="float">
            <text:p>2065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6" calcext:value-type="float">
            <text:p>2066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7" calcext:value-type="float">
            <text:p>2067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8" calcext:value-type="float">
            <text:p>206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69" calcext:value-type="float">
            <text:p>206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0" calcext:value-type="float">
            <text:p>2070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1" calcext:value-type="float">
            <text:p>207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2" calcext:value-type="float">
            <text:p>207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3" calcext:value-type="float">
            <text:p>207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4" calcext:value-type="float">
            <text:p>207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5" calcext:value-type="float">
            <text:p>2075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6" calcext:value-type="float">
            <text:p>207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7" calcext:value-type="float">
            <text:p>207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8" calcext:value-type="float">
            <text:p>207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79" calcext:value-type="float">
            <text:p>207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1" calcext:value-type="float">
            <text:p>2081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2" calcext:value-type="float">
            <text:p>2082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3" calcext:value-type="float">
            <text:p>208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4" calcext:value-type="float">
            <text:p>208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5" calcext:value-type="float">
            <text:p>2085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6" calcext:value-type="float">
            <text:p>208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7" calcext:value-type="float">
            <text:p>2087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8" calcext:value-type="float">
            <text:p>208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89" calcext:value-type="float">
            <text:p>2089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0" calcext:value-type="float">
            <text:p>2090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1" calcext:value-type="float">
            <text:p>2091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2" calcext:value-type="float">
            <text:p>209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3" calcext:value-type="float">
            <text:p>209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4" calcext:value-type="float">
            <text:p>2094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5" calcext:value-type="float">
            <text:p>209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6" calcext:value-type="float">
            <text:p>209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7" calcext:value-type="float">
            <text:p>209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8" calcext:value-type="float">
            <text:p>2098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99" calcext:value-type="float">
            <text:p>2099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1" calcext:value-type="float">
            <text:p>210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2" calcext:value-type="float">
            <text:p>210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3" calcext:value-type="float">
            <text:p>2103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4" calcext:value-type="float">
            <text:p>210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5" calcext:value-type="float">
            <text:p>210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6" calcext:value-type="float">
            <text:p>210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7" calcext:value-type="float">
            <text:p>2107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8" calcext:value-type="float">
            <text:p>2108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09" calcext:value-type="float">
            <text:p>2109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0" calcext:value-type="float">
            <text:p>211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1" calcext:value-type="float">
            <text:p>211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2" calcext:value-type="float">
            <text:p>211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3" calcext:value-type="float">
            <text:p>2113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4" calcext:value-type="float">
            <text:p>2114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5" calcext:value-type="float">
            <text:p>211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6" calcext:value-type="float">
            <text:p>2116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7" calcext:value-type="float">
            <text:p>211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8" calcext:value-type="float">
            <text:p>2118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19" calcext:value-type="float">
            <text:p>2119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0" calcext:value-type="float">
            <text:p>2120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1" calcext:value-type="float">
            <text:p>212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2" calcext:value-type="float">
            <text:p>212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3" calcext:value-type="float">
            <text:p>2123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4" calcext:value-type="float">
            <text:p>2124</text:p>
          </table:table-cell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5" calcext:value-type="float">
            <text:p>212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6" calcext:value-type="float">
            <text:p>2126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7" calcext:value-type="float">
            <text:p>2127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8" calcext:value-type="float">
            <text:p>212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29" calcext:value-type="float">
            <text:p>2129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0" calcext:value-type="float">
            <text:p>213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1" calcext:value-type="float">
            <text:p>213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2" calcext:value-type="float">
            <text:p>213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3" calcext:value-type="float">
            <text:p>2133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4" calcext:value-type="float">
            <text:p>2134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5" calcext:value-type="float">
            <text:p>2135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6" calcext:value-type="float">
            <text:p>213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7" calcext:value-type="float">
            <text:p>2137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8" calcext:value-type="float">
            <text:p>2138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39" calcext:value-type="float">
            <text:p>213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0" calcext:value-type="float">
            <text:p>214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1" calcext:value-type="float">
            <text:p>2141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2" calcext:value-type="float">
            <text:p>2142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3" calcext:value-type="float">
            <text:p>2143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4" calcext:value-type="float">
            <text:p>2144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5" calcext:value-type="float">
            <text:p>214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6" calcext:value-type="float">
            <text:p>2146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7" calcext:value-type="float">
            <text:p>2147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8" calcext:value-type="float">
            <text:p>214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49" calcext:value-type="float">
            <text:p>2149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0" calcext:value-type="float">
            <text:p>2150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1" calcext:value-type="float">
            <text:p>215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2" calcext:value-type="float">
            <text:p>2152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3" calcext:value-type="float">
            <text:p>2153</text:p>
          </table:table-cell>
          <table:table-cell office:value-type="float" office:value="3" calcext:value-type="float">
            <text:p>3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4" calcext:value-type="float">
            <text:p>2154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5" calcext:value-type="float">
            <text:p>2155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6" calcext:value-type="float">
            <text:p>2156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7" calcext:value-type="float">
            <text:p>215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8" calcext:value-type="float">
            <text:p>2158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59" calcext:value-type="float">
            <text:p>215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0" calcext:value-type="float">
            <text:p>2160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1" calcext:value-type="float">
            <text:p>216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2" calcext:value-type="float">
            <text:p>2162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3" calcext:value-type="float">
            <text:p>2163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4" calcext:value-type="float">
            <text:p>216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5" calcext:value-type="float">
            <text:p>2165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6" calcext:value-type="float">
            <text:p>216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7" calcext:value-type="float">
            <text:p>2167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8" calcext:value-type="float">
            <text:p>2168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69" calcext:value-type="float">
            <text:p>2169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0" calcext:value-type="float">
            <text:p>2170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1" calcext:value-type="float">
            <text:p>2171</text:p>
          </table:table-cell>
          <table:table-cell office:value-type="float" office:value="4" calcext:value-type="float">
            <text:p>4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2" calcext:value-type="float">
            <text:p>2172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3" calcext:value-type="float">
            <text:p>2173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4" calcext:value-type="float">
            <text:p>2174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5" calcext:value-type="float">
            <text:p>2175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6" calcext:value-type="float">
            <text:p>2176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7" calcext:value-type="float">
            <text:p>2177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8" calcext:value-type="float">
            <text:p>2178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79" calcext:value-type="float">
            <text:p>2179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0" calcext:value-type="float">
            <text:p>218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1" calcext:value-type="float">
            <text:p>2181</text:p>
          </table:table-cell>
          <table:table-cell office:value-type="float" office:value="7" calcext:value-type="float">
            <text:p>7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2" calcext:value-type="float">
            <text:p>2182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3" calcext:value-type="float">
            <text:p>2183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4" calcext:value-type="float">
            <text:p>2184</text:p>
          </table:table-cell>
          <table:table-cell office:value-type="float" office:value="9" calcext:value-type="float">
            <text:p>9,00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5" calcext:value-type="float">
            <text:p>2185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6" calcext:value-type="float">
            <text:p>2186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87" calcext:value-type="float">
            <text:p>2187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0</text:p>
          </table:table-cell>
          <table:table-cell office:value-type="float" office:value="2" calcext:value-type="float">
            <text:p>2,00</text:p>
          </table:table-cell>
          <table:table-cell table:number-columns-repeated="5"/>
        </table:table-row>
        <table:table-row table:style-name="ro2" table:number-rows-repeated="1046257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percentage-style style:name="N106">
      <number:number number:decimal-places="3" number:min-integer-digits="1"/>
      <number:text>%</number:text>
    </number:percentage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6">00/00/0000</text:date>, <text:time style:data-style-name="N2" text:time-value="19:06:58.766257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11:49:12.359398548</meta:creation-date>
    <dc:date>2014-11-16T21:30:54.956084677</dc:date>
    <meta:editing-duration>PT5H17M31S</meta:editing-duration>
    <meta:editing-cycles>7</meta:editing-cycles>
    <meta:generator>LibreOffice/4.2.6.3$Linux_x86 LibreOffice_project/420m0$Build-3</meta:generator>
    <meta:document-statistic meta:table-count="1" meta:cell-count="92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0.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7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4cm" svg:height="9cm" xlink:href=".." xlink:type="simple" chart:class="chart:line" chart:style-name="ch1">
        <chart:legend chart:legend-position="end" svg:x="12.85cm" svg:y="3.703cm" style:legend-expansion="high" chart:style-name="ch2"/>
        <chart:plot-area chart:style-name="ch3" table:cell-range-address="Sheet1.B27:Sheet1.E128" chart:data-source-has-labels="both" svg:x="1.33cm" svg:y="0.855cm" svg:width="10.883cm" svg:height="6.984cm">
          <chartooo:coordinate-region svg:x="2.348cm" svg:y="1.054cm" svg:width="9.865cm" svg:height="6.586cm"/>
          <chart:axis chart:dimension="x" chart:name="primary-x" chart:style-name="ch4" chartooo:axis-type="auto">
            <chartooo:date-scale/>
            <chart:title svg:x="6.621cm" svg:y="8.019cm" chart:style-name="ch5">
              <text:p>n</text:p>
            </chart:title>
            <chart:categories table:cell-range-address="Sheet1.B28:Sheet1.B128"/>
          </chart:axis>
          <chart:axis chart:dimension="y" chart:name="primary-y" chart:style-name="ch6">
            <chart:title svg:x="0.451cm" svg:y="5.37cm" chart:style-name="ch7">
              <text:p>milisegundos</text:p>
            </chart:title>
            <chart:grid chart:style-name="ch8" chart:class="major"/>
          </chart:axis>
          <chart:series chart:style-name="ch9" chart:values-cell-range-address="Sheet1.C28:Sheet1.C128" chart:label-cell-address="Sheet1.C27:Sheet1.C27" chart:class="chart:line">
            <chart:data-point chart:repeated="101"/>
          </chart:series>
          <chart:series chart:style-name="ch10" chart:values-cell-range-address="Sheet1.D28:Sheet1.D128" chart:label-cell-address="Sheet1.D27:Sheet1.D27" chart:class="chart:line">
            <chart:data-point chart:repeated="101"/>
          </chart:series>
          <chart:series chart:style-name="ch11" chart:values-cell-range-address="Sheet1.E28:Sheet1.E128" chart:label-cell-address="Sheet1.E27:Sheet1.E27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ça Bruta</text:p>
                <draw:g>
                  <svg:desc>Sheet1.C27:Sheet1.C27</svg:desc>
                </draw:g>
              </table:table-cell>
              <table:table-cell office:value-type="string">
                <text:p>Guloso</text:p>
                <draw:g>
                  <svg:desc>Sheet1.D27:Sheet1.D27</svg:desc>
                </draw:g>
              </table:table-cell>
              <table:table-cell office:value-type="string">
                <text:p>DP</text:p>
                <draw:g>
                  <svg:desc>Sheet1.E27:Sheet1.E2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B28:Sheet1.B128</svg:desc>
                </draw:g>
              </table:table-cell>
              <table:table-cell office:value-type="float" office:value="0.01">
                <text:p>0.01</text:p>
                <draw:g>
                  <svg:desc>Sheet1.C28:Sheet1.C128</svg:desc>
                </draw:g>
              </table:table-cell>
              <table:table-cell office:value-type="float" office:value="0.035">
                <text:p>0.035</text:p>
                <draw:g>
                  <svg:desc>Sheet1.D28:Sheet1.D128</svg:desc>
                </draw:g>
              </table:table-cell>
              <table:table-cell office:value-type="float" office:value="0.016">
                <text:p>0.016</text:p>
                <draw:g>
                  <svg:desc>Sheet1.E28:Sheet1.E128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1">
                <text:p>0.011</text:p>
              </table:table-cell>
              <table:table-cell office:value-type="float" office:value="0.021">
                <text:p>0.02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7">
                <text:p>0.007</text:p>
              </table:table-cell>
              <table:table-cell office:value-type="float" office:value="0.021">
                <text:p>0.02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06">
                <text:p>0.006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8">
                <text:p>0.008</text:p>
              </table:table-cell>
              <table:table-cell office:value-type="float" office:value="0.022">
                <text:p>0.022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13">
                <text:p>0.013</text:p>
              </table:table-cell>
              <table:table-cell office:value-type="float" office:value="0.022">
                <text:p>0.02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12">
                <text:p>0.012</text:p>
              </table:table-cell>
              <table:table-cell office:value-type="float" office:value="0.023">
                <text:p>0.023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17">
                <text:p>0.017</text:p>
              </table:table-cell>
              <table:table-cell office:value-type="float" office:value="0.023">
                <text:p>0.02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5">
                <text:p>0.025</text:p>
              </table:table-cell>
              <table:table-cell office:value-type="float" office:value="0.023">
                <text:p>0.02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41">
                <text:p>0.041</text:p>
              </table:table-cell>
              <table:table-cell office:value-type="float" office:value="0.024">
                <text:p>0.02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75">
                <text:p>0.075</text:p>
              </table:table-cell>
              <table:table-cell office:value-type="float" office:value="0.024">
                <text:p>0.02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141">
                <text:p>0.141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62">
                <text:p>0.262</text:p>
              </table:table-cell>
              <table:table-cell office:value-type="float" office:value="0.025">
                <text:p>0.02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17">
                <text:p>0.517</text:p>
              </table:table-cell>
              <table:table-cell office:value-type="float" office:value="0.026">
                <text:p>0.026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.037">
                <text:p>1.037</text:p>
              </table:table-cell>
              <table:table-cell office:value-type="float" office:value="0.027">
                <text:p>0.02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.47">
                <text:p>2.47</text:p>
              </table:table-cell>
              <table:table-cell office:value-type="float" office:value="0.027">
                <text:p>0.027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.624">
                <text:p>5.624</text:p>
              </table:table-cell>
              <table:table-cell office:value-type="float" office:value="0.027">
                <text:p>0.027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.513">
                <text:p>8.513</text:p>
              </table:table-cell>
              <table:table-cell office:value-type="float" office:value="0.028">
                <text:p>0.028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.302">
                <text:p>16.302</text:p>
              </table:table-cell>
              <table:table-cell office:value-type="float" office:value="0.029">
                <text:p>0.029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2.596">
                <text:p>32.596</text:p>
              </table:table-cell>
              <table:table-cell office:value-type="float" office:value="0.029">
                <text:p>0.02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5.35">
                <text:p>65.35</text:p>
              </table:table-cell>
              <table:table-cell office:value-type="float" office:value="0.029">
                <text:p>0.029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32.108">
                <text:p>132.108</text:p>
              </table:table-cell>
              <table:table-cell office:value-type="float" office:value="0.03">
                <text:p>0.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62.697">
                <text:p>262.697</text:p>
              </table:table-cell>
              <table:table-cell office:value-type="float" office:value="0.03">
                <text:p>0.0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26.348">
                <text:p>526.348</text:p>
              </table:table-cell>
              <table:table-cell office:value-type="float" office:value="0.03">
                <text:p>0.0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047.199">
                <text:p>1047.199</text:p>
              </table:table-cell>
              <table:table-cell office:value-type="float" office:value="0.031">
                <text:p>0.031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083.198">
                <text:p>2083.198</text:p>
              </table:table-cell>
              <table:table-cell office:value-type="float" office:value="0.032">
                <text:p>0.03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4158.129">
                <text:p>4158.129</text:p>
              </table:table-cell>
              <table:table-cell office:value-type="float" office:value="0.032">
                <text:p>0.032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364.816">
                <text:p>8364.816</text:p>
              </table:table-cell>
              <table:table-cell office:value-type="float" office:value="0.033">
                <text:p>0.033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6626.211">
                <text:p>16626.211</text:p>
              </table:table-cell>
              <table:table-cell office:value-type="float" office:value="0.033">
                <text:p>0.03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3229.93">
                <text:p>33229.93</text:p>
              </table:table-cell>
              <table:table-cell office:value-type="float" office:value="0.033">
                <text:p>0.03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6581.827">
                <text:p>66581.827</text:p>
              </table:table-cell>
              <table:table-cell office:value-type="float" office:value="0.034">
                <text:p>0.03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35223.254">
                <text:p>135223.254</text:p>
              </table:table-cell>
              <table:table-cell office:value-type="float" office:value="0.035">
                <text:p>0.03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35">
                <text:p>0.03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036">
                <text:p>0.03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36">
                <text:p>0.036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37">
                <text:p>0.03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37">
                <text:p>0.03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38">
                <text:p>0.03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38">
                <text:p>0.038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39">
                <text:p>0.03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1">
                <text:p>0.04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2">
                <text:p>0.042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3">
                <text:p>0.04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4">
                <text:p>0.04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4">
                <text:p>0.04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4">
                <text:p>0.04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5">
                <text:p>0.04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6">
                <text:p>0.04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7">
                <text:p>0.04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8">
                <text:p>0.04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9">
                <text:p>0.04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9">
                <text:p>0.04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9">
                <text:p>0.04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0.049">
                <text:p>0.04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1">
                <text:p>0.051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2">
                <text:p>0.05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2">
                <text:p>0.05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3">
                <text:p>0.05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4">
                <text:p>0.054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4">
                <text:p>0.05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54">
                <text:p>0.05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5">
                <text:p>0.05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6">
                <text:p>0.056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8">
                <text:p>0.05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7">
                <text:p>0.057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8">
                <text:p>0.058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8">
                <text:p>0.058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0.058">
                <text:p>0.058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59">
                <text:p>0.059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1">
                <text:p>0.06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2">
                <text:p>0.06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2">
                <text:p>0.06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3">
                <text:p>0.06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64">
                <text:p>0.064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72">
                <text:p>0.07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65">
                <text:p>0.065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67">
                <text:p>0.06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66">
                <text:p>0.066</text:p>
              </table:table-cell>
              <table:table-cell office:value-type="float" office:value="0.021">
                <text:p>0.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B131:Sheet1.C381" chart:data-source-has-labels="both" svg:x="1.331cm" svg:y="0.855cm" svg:width="14.029cm" svg:height="6.984cm">
          <chartooo:coordinate-region svg:x="2.429cm" svg:y="1.054cm" svg:width="12.931cm" svg:height="5.861cm"/>
          <chart:axis chart:dimension="x" chart:name="primary-x" chart:style-name="ch3" chartooo:axis-type="auto">
            <chartooo:date-scale/>
            <chart:title svg:x="8.195cm" svg:y="8.019cm" chart:style-name="ch4">
              <text:p>n</text:p>
            </chart:title>
            <chart:categories table:cell-range-address="Sheet1.B132:Sheet1.B381"/>
          </chart:axis>
          <chart:axis chart:dimension="y" chart:name="primary-y" chart:style-name="ch5">
            <chart:title svg:x="0.451cm" svg:y="5.516cm" chart:style-name="ch6">
              <text:p>microsegundos</text:p>
            </chart:title>
            <chart:grid chart:style-name="ch7" chart:class="major"/>
          </chart:axis>
          <chart:series chart:style-name="ch8" chart:values-cell-range-address="Sheet1.C132:Sheet1.C381" chart:label-cell-address="Sheet1.C131:Sheet1.C131" chart:class="chart:line">
            <chart:data-point chart:repeated="2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ça Bruta</text:p>
                <draw:g>
                  <svg:desc>Sheet1.C131:Sheet1.C13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132:Sheet1.B381</svg:desc>
                </draw:g>
              </table:table-cell>
              <table:table-cell office:value-type="float" office:value="3">
                <text:p>3</text:p>
                <draw:g>
                  <svg:desc>Sheet1.C132:Sheet1.C38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